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automatic-styles>
    <style:style style:name="P1" style:family="paragraph" style:parent-style-name="Heading_20_1">
      <style:paragraph-properties fo:margin-left="0in" fo:margin-right="0in" fo:margin-top="0in" fo:margin-bottom="0in" style:contextual-spacing="false" fo:line-height="120%" fo:text-indent="0in" style:auto-text-indent="false" fo:padding="0in" fo:border="none"/>
    </style:style>
    <style:style style:name="P2" style:family="paragraph" style:parent-style-name="Heading_20_2">
      <style:paragraph-properties fo:margin-left="0.052in" fo:margin-right="0in" fo:margin-top="0in" fo:margin-bottom="0in" style:contextual-spacing="false" fo:line-height="125%" fo:text-indent="0in" style:auto-text-indent="false" fo:padding="0in" fo:border="none"/>
      <style:text-properties fo:font-weight="bold"/>
    </style:style>
    <style:style style:name="P3" style:family="paragraph" style:parent-style-name="Heading_20_3">
      <style:paragraph-properties fo:margin-left="0.052in" fo:margin-right="0in" fo:margin-top="0in" fo:margin-bottom="0in" style:contextual-spacing="false" fo:line-height="120%" fo:text-indent="0in" style:auto-text-indent="false" fo:padding="0in" fo:border="none"/>
      <style:text-properties fo:font-weight="bold"/>
    </style:style>
    <style:style style:name="P4" style:family="paragraph" style:parent-style-name="Heading_20_3">
      <style:paragraph-properties fo:margin-left="0.052in" fo:margin-right="0in" fo:margin-top="0in" fo:margin-bottom="0in" style:contextual-spacing="false" fo:line-height="170%" fo:text-align="start" style:justify-single-word="false" fo:text-indent="0in" style:auto-text-indent="false" fo:padding="0in" fo:border="none"/>
    </style:style>
    <style:style style:name="P5" style:family="paragraph" style:parent-style-name="Heading_20_4">
      <style:paragraph-properties fo:margin-left="0.4457in" fo:margin-right="0.3937in" fo:margin-top="0in" fo:margin-bottom="0in" style:contextual-spacing="false" fo:line-height="120%" fo:text-indent="0in" style:auto-text-indent="false" fo:padding="0in" fo:border="none"/>
    </style:style>
    <style:style style:name="P6" style:family="paragraph" style:parent-style-name="Heading_20_4">
      <style:paragraph-properties fo:margin-left="0.4457in" fo:margin-right="0.3937in" fo:margin-top="0in" fo:margin-bottom="0in" style:contextual-spacing="false" fo:line-height="120%" fo:text-indent="0in" style:auto-text-indent="false" fo:padding="0in" fo:border="none"/>
      <style:text-properties fo:font-weight="bold"/>
    </style:style>
    <style:style style:name="P7" style:family="paragraph" style:parent-style-name="Preformatted_20_Text">
      <loext:graphic-properties draw:fill="solid" draw:fill-color="#f6f8fa" draw:opacity="100%"/>
      <style:paragraph-properties fo:margin-left="0in" fo:margin-right="0in" fo:margin-top="0in" fo:margin-bottom="0.1965in" style:contextual-spacing="false" fo:line-height="170%" fo:text-align="start" style:justify-single-word="false" fo:text-indent="0in" style:auto-text-indent="false" fo:background-color="#f6f8fa" fo:padding-left="0.2083in" fo:padding-right="0in" fo:padding-top="0.25in" fo:padding-bottom="0.25in" fo:border-left="0.06pt solid #f6f8fa" fo:border-right="none" fo:border-top="0.06pt solid #f6f8fa" fo:border-bottom="0.06pt solid #f6f8fa"/>
    </style:style>
    <style:style style:name="P8" style:family="paragraph" style:parent-style-name="Preformatted_20_Text">
      <loext:graphic-properties draw:fill="solid" draw:fill-color="#f6f8fa" draw:opacity="100%"/>
      <style:paragraph-properties fo:margin-left="0in" fo:margin-right="0in" fo:line-height="170%" fo:text-align="start" style:justify-single-word="false" fo:text-indent="0in" style:auto-text-indent="false" fo:background-color="#f6f8fa" fo:padding-left="0.2083in" fo:padding-right="0in" fo:padding-top="0.25in" fo:padding-bottom="0.25in" fo:border-left="0.06pt solid #f6f8fa" fo:border-right="none" fo:border-top="0.06pt solid #f6f8fa" fo:border-bottom="0.06pt solid #f6f8fa"/>
    </style:style>
    <style:style style:name="P9" style:family="paragraph" style:parent-style-name="Preformatted_20_Text">
      <loext:graphic-properties draw:fill="solid" draw:fill-color="#f6f8fa" draw:opacity="100%"/>
      <style:paragraph-properties fo:margin-top="0in" fo:margin-bottom="0.1965in" style:contextual-spacing="false" fo:line-height="170%" fo:text-align="start" style:justify-single-word="false" fo:background-color="#f6f8fa" fo:padding-left="0.2083in" fo:padding-right="0in" fo:padding-top="0.25in" fo:padding-bottom="0.25in" fo:border-left="0.06pt solid #f6f8fa" fo:border-right="none" fo:border-top="0.06pt solid #f6f8fa" fo:border-bottom="0.06pt solid #f6f8fa"/>
    </style:style>
    <style:style style:name="P10" style:family="paragraph" style:parent-style-name="Preformatted_20_Text">
      <loext:graphic-properties draw:fill="solid" draw:fill-color="#f6f8fa" draw:opacity="100%"/>
      <style:paragraph-properties fo:line-height="170%" fo:text-align="start" style:justify-single-word="false" fo:background-color="#f6f8fa" fo:padding-left="0.2083in" fo:padding-right="0in" fo:padding-top="0.25in" fo:padding-bottom="0.25in" fo:border-left="0.06pt solid #f6f8fa" fo:border-right="none" fo:border-top="0.06pt solid #f6f8fa" fo:border-bottom="0.06pt solid #f6f8fa"/>
    </style:style>
    <style:style style:name="P11" style:family="paragraph" style:parent-style-name="Preformatted_20_Text">
      <loext:graphic-properties draw:fill="solid" draw:fill-color="#f6f8fa" draw:opacity="100%"/>
      <style:paragraph-properties fo:margin-left="0.3937in" fo:margin-right="0.3937in" fo:margin-top="0in" fo:margin-bottom="0.1965in" style:contextual-spacing="false" fo:line-height="170%" fo:text-align="start" style:justify-single-word="false" fo:text-indent="0in" style:auto-text-indent="false" fo:background-color="#f6f8fa" fo:padding-left="0.2083in" fo:padding-right="0in" fo:padding-top="0.25in" fo:padding-bottom="0.25in" fo:border-left="0.06pt solid #f6f8fa" fo:border-right="none" fo:border-top="0.06pt solid #f6f8fa" fo:border-bottom="0.06pt solid #f6f8fa"/>
    </style:style>
    <style:style style:name="P12" style:family="paragraph" style:parent-style-name="Preformatted_20_Text">
      <loext:graphic-properties draw:fill="solid" draw:fill-color="#f6f8fa" draw:opacity="100%"/>
      <style:paragraph-properties fo:margin-left="0.3937in" fo:margin-right="0.3937in" fo:line-height="170%" fo:text-align="start" style:justify-single-word="false" fo:text-indent="0in" style:auto-text-indent="false" fo:background-color="#f6f8fa" fo:padding-left="0.2083in" fo:padding-right="0in" fo:padding-top="0.25in" fo:padding-bottom="0.25in" fo:border-left="0.06pt solid #f6f8fa" fo:border-right="none" fo:border-top="0.06pt solid #f6f8fa" fo:border-bottom="0.06pt solid #f6f8fa"/>
    </style:style>
    <style:style style:name="P13" style:family="paragraph" style:parent-style-name="Preformatted_20_Text">
      <loext:graphic-properties draw:fill="solid" draw:fill-color="#f6f8fa" draw:opacity="100%"/>
      <style:paragraph-properties fo:margin-left="0in" fo:margin-right="0in" fo:line-height="170%" fo:text-align="start" style:justify-single-word="false" fo:text-indent="0in" style:auto-text-indent="false" fo:background-color="#f6f8fa" fo:padding-left="0.2083in" fo:padding-right="0in" fo:padding-top="0.25in" fo:padding-bottom="0.25in" fo:border-left="0.06pt solid #f6f8fa" fo:border-right="none" fo:border-top="0.06pt solid #f6f8fa" fo:border-bottom="0.06pt solid #f6f8fa"/>
      <style:text-properties fo:color="#708090" loext:opacity="100%"/>
    </style:style>
    <style:style style:name="P14" style:family="paragraph" style:parent-style-name="Preformatted_20_Text">
      <loext:graphic-properties draw:fill="solid" draw:fill-color="#f6f8fa" draw:opacity="100%"/>
      <style:paragraph-properties fo:line-height="170%" fo:text-align="start" style:justify-single-word="false" fo:background-color="#f6f8fa" fo:padding-left="0.2083in" fo:padding-right="0in" fo:padding-top="0.25in" fo:padding-bottom="0.25in" fo:border-left="0.06pt solid #f6f8fa" fo:border-right="none" fo:border-top="0.06pt solid #f6f8fa" fo:border-bottom="0.06pt solid #f6f8fa"/>
      <style:text-properties fo:color="#708090" loext:opacity="100%"/>
    </style:style>
    <style:style style:name="P15" style:family="paragraph" style:parent-style-name="Preformatted_20_Text">
      <loext:graphic-properties draw:fill="solid" draw:fill-color="#f6f8fa" draw:opacity="100%"/>
      <style:paragraph-properties fo:margin-left="0.3937in" fo:margin-right="0.3937in" fo:line-height="170%" fo:text-align="start" style:justify-single-word="false" fo:text-indent="0in" style:auto-text-indent="false" fo:background-color="#f6f8fa" fo:padding-left="0.2083in" fo:padding-right="0in" fo:padding-top="0.25in" fo:padding-bottom="0.25in" fo:border-left="0.06pt solid #f6f8fa" fo:border-right="none" fo:border-top="0.06pt solid #f6f8fa" fo:border-bottom="0.06pt solid #f6f8fa"/>
      <style:text-properties fo:color="#708090" loext:opacity="100%"/>
    </style:style>
    <style:style style:name="P16" style:family="paragraph" style:parent-style-name="Preformatted_20_Text">
      <loext:graphic-properties draw:fill="solid" draw:fill-color="#f6f8fa" draw:opacity="100%"/>
      <style:paragraph-properties fo:line-height="170%" fo:text-align="start" style:justify-single-word="false" fo:background-color="#f6f8fa" fo:padding-left="0.2083in" fo:padding-right="0in" fo:padding-top="0.25in" fo:padding-bottom="0.25in" fo:border-left="0.06pt solid #f6f8fa" fo:border-right="none" fo:border-top="0.06pt solid #f6f8fa" fo:border-bottom="0.06pt solid #f6f8fa"/>
      <style:text-properties fo:color="#999999" loext:opacity="100%"/>
    </style:style>
    <style:style style:name="P17" style:family="paragraph" style:parent-style-name="Quotations">
      <style:paragraph-properties fo:margin-left="0.3937in" fo:margin-right="0.3937in" fo:line-height="180%" fo:text-indent="0in" style:auto-text-indent="false" fo:padding="0in" fo:border="none"/>
    </style:style>
    <style:style style:name="P18" style:family="paragraph" style:parent-style-name="Quotations">
      <style:paragraph-properties fo:margin-left="0.3937in" fo:margin-right="0.3937in" fo:line-height="170%" fo:text-align="start" style:justify-single-word="false" fo:text-indent="0in" style:auto-text-indent="false" fo:padding="0in" fo:border="none"/>
    </style:style>
    <style:style style:name="P19" style:family="paragraph" style:parent-style-name="Text_20_body">
      <style:paragraph-properties fo:margin-left="0in" fo:margin-right="0.052in" fo:text-indent="0in" style:auto-text-indent="false"/>
    </style:style>
    <style:style style:name="P20" style:family="paragraph" style:parent-style-name="Text_20_body">
      <style:paragraph-properties fo:margin-left="0in" fo:margin-right="0in" fo:text-indent="0in" style:auto-text-indent="false" fo:padding="0in" fo:border="none"/>
    </style:style>
    <style:style style:name="P21" style:family="paragraph" style:parent-style-name="Text_20_body">
      <style:paragraph-properties fo:margin-left="0.3126in" fo:margin-right="0.3126in" fo:text-indent="0in" style:auto-text-indent="false"/>
    </style:style>
    <style:style style:name="P22" style:family="paragraph" style:parent-style-name="Text_20_body">
      <style:paragraph-properties fo:margin-left="0in" fo:margin-right="0in" fo:line-height="170%" fo:text-align="start" style:justify-single-word="false" fo:text-indent="0in" style:auto-text-indent="false" fo:padding="0in" fo:border="none"/>
    </style:style>
    <style:style style:name="P23" style:family="paragraph" style:parent-style-name="Text_20_body" style:list-style-name="L1">
      <style:paragraph-properties fo:margin-left="0in" fo:margin-right="0in" fo:margin-top="0in" fo:margin-bottom="0in" style:contextual-spacing="false" fo:line-height="170%" fo:text-align="start" style:justify-single-word="false" fo:text-indent="0in" style:auto-text-indent="false" fo:padding="0in" fo:border="none"/>
    </style:style>
    <style:style style:name="P24"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paragraph-properties fo:margin-left="0.3126in" fo:margin-right="0.3126in" fo:margin-top="0in" fo:margin-bottom="0in" style:contextual-spacing="false" fo:text-align="center" style:justify-single-word="false" fo:text-indent="0in" style:auto-text-indent="false"/>
    </style:style>
    <style:style style:name="T1" style:family="text">
      <style:text-properties fo:text-transform="uppercase" fo:color="#8a8b8c" loext:opacity="100%"/>
    </style:style>
    <style:style style:name="T2" style:family="text">
      <style:text-properties fo:text-transform="uppercase" fo:color="#8a8b8c" loext:opacity="100%" style:text-line-through-style="none" style:text-line-through-type="none" style:text-underline-style="none" style:text-blinking="false" fo:background-color="transparent" loext:char-shading-value="0"/>
    </style:style>
    <style:style style:name="T3" style:family="text">
      <style:text-properties fo:background-color="transparent" loext:char-shading-value="0" loext:padding="0in" loext:border="none"/>
    </style:style>
    <style:style style:name="T4" style:family="text">
      <style:text-properties fo:color="#419be8" loext:opacity="100%" style:text-line-through-style="none" style:text-line-through-type="none" style:text-underline-style="none" style:text-blinking="false" fo:background-color="transparent" loext:char-shading-value="0"/>
    </style:style>
    <style:style style:name="T5" style:family="text">
      <style:text-properties fo:font-weight="bold"/>
    </style:style>
    <style:style style:name="T6" style:family="text">
      <style:text-properties style:font-name="monospace" fo:background-color="#f6f8fa" loext:char-shading-value="0" loext:padding-left="0.0193in" loext:padding-right="0in" loext:padding-top="0.0193in" loext:padding-bottom="0.0193in" loext:border-left="0.06pt solid #f6f8fa" loext:border-right="none" loext:border-top="0.06pt solid #f6f8fa" loext:border-bottom="0.06pt solid #f6f8fa"/>
    </style:style>
    <style:style style:name="T7" style:family="text">
      <style:text-properties style:font-name="monospace" loext:padding="0in" loext:border="none"/>
    </style:style>
    <style:style style:name="T8" style:family="text">
      <style:text-properties style:font-name="monospace" fo:font-weight="bold" fo:background-color="#f6f8fa" loext:char-shading-value="0" loext:padding-left="0.0193in" loext:padding-right="0in" loext:padding-top="0.0193in" loext:padding-bottom="0.0193in" loext:border-left="0.06pt solid #f6f8fa" loext:border-right="none" loext:border-top="0.06pt solid #f6f8fa" loext:border-bottom="0.06pt solid #f6f8fa"/>
    </style:style>
    <style:style style:name="T9" style:family="text">
      <style:text-properties fo:background-color="#f6f8fa" loext:char-shading-value="0" loext:padding-left="0.0193in" loext:padding-right="0in" loext:padding-top="0.0193in" loext:padding-bottom="0.0193in" loext:border-left="0.06pt solid #f6f8fa" loext:border-right="none" loext:border-top="0.06pt solid #f6f8fa" loext:border-bottom="0.06pt solid #f6f8fa"/>
    </style:style>
    <style:style style:name="T10" style:family="text">
      <style:text-properties fo:color="#999999" loext:opacity="100%" style:font-name="monospace" loext:padding="0in" loext:border="none"/>
    </style:style>
    <style:style style:name="T11" style:family="text">
      <style:text-properties fo:color="#a67f59" loext:opacity="100%" style:font-name="monospace" loext:padding="0in" loext:border="none"/>
    </style:style>
    <style:style style:name="T12" style:family="text">
      <style:text-properties fo:color="#0077aa" loext:opacity="100%" style:font-name="monospace" loext:padding="0in" loext:border="none"/>
    </style:style>
    <style:style style:name="T13" style:family="text">
      <style:text-properties loext:padding="0in" loext:border="none"/>
    </style:style>
    <style:style style:name="T14" style:family="text">
      <style:text-properties fo:color="#dd4a68" loext:opacity="100%" style:font-name="monospace" loext:padding="0in" loext:border="none"/>
    </style:style>
    <style:style style:name="T15" style:family="text">
      <style:text-properties fo:color="#669900" loext:opacity="100%" style:font-name="monospace" loext:padding="0in" loext:border="none"/>
    </style:style>
    <style:style style:name="T16" style:family="text">
      <style:text-properties fo:color="#708090" loext:opacity="100%" style:font-name="monospace" loext:padding="0in" loext:border="none"/>
    </style:style>
    <style:style style:name="T17" style:family="text">
      <style:text-properties fo:color="#708090" loext:opacity="100%" loext:padding="0in" loext:border="none"/>
    </style:style>
    <style:style style:name="T18" style:family="text">
      <style:text-properties fo:color="#990055" loext:opacity="100%" style:font-name="monospace"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161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CompletableFuture Tutorial with Examples</text:h>
      <text:p text:style-name="P19"><text:span text:style-name="T1">RAJEEV SINGH</text:span><text:a xlink:type="simple" xlink:href="https://www.callicoder.com/categories/java/" text:style-name="Internet_20_link" text:visited-style-name="Visited_20_Internet_20_Link"><text:span text:style-name="T2">JAVA</text:span></text:a><text:span text:style-name="T1">SEPTEMBER 30, 20208 MINS READ</text:span></text:p>
      <text:p text:style-name="P20">Java 8 came up with tons of new features and enhancements like <text:a xlink:type="simple" xlink:href="https://www.callicoder.com/java-lambda-expression-tutorial/" text:style-name="Internet_20_link" text:visited-style-name="Visited_20_Internet_20_Link"><text:span text:style-name="T4">Lambda expressions</text:span></text:a>, <text:a xlink:type="simple" xlink:href="https://docs.oracle.com/javase/8/docs/api/java/util/stream/package-summary.html" text:style-name="Internet_20_link" text:visited-style-name="Visited_20_Internet_20_Link"><text:span text:style-name="T4">Streams</text:span></text:a>, <text:a xlink:type="simple" xlink:href="https://docs.oracle.com/javase/8/docs/api/java/util/concurrent/CompletableFuture.html" text:style-name="Internet_20_link" text:visited-style-name="Visited_20_Internet_20_Link"><text:span text:style-name="T4">CompletableFutures</text:span></text:a> etc. In this post I’ll give you a detailed explanation of CompletableFuture and all its methods using simple examples.</text:p>
      <text:h text:style-name="P2" text:outline-level="2"><text:bookmark text:name="whats-a-completablefuture"/>What’s a CompletableFuture?</text:h>
      <text:p text:style-name="P20">CompletableFuture is used for asynchronous programming in Java. Asynchronous programming is a means of writing <text:span text:style-name="Emphasis">non-blocking</text:span> code by running a task on a separate thread than the main application thread and notifying the main thread about its progress, completion or failure.</text:p>
      <text:p text:style-name="P20">This way, your main thread does not block/wait for the completion of the task and it can execute other tasks in parallel.</text:p>
      <text:p text:style-name="P20">Having this kind of parallelism greatly improves the performance of your programs.</text:p>
      <text:p text:style-name="P20"><text:span text:style-name="Strong_20_Emphasis"><text:span text:style-name="T5">Also Read:</text:span></text:span> <text:a xlink:type="simple" xlink:href="https://www.callicoder.com/java-concurrency-multithreading-basics/" text:style-name="Internet_20_link" text:visited-style-name="Visited_20_Internet_20_Link"><text:span text:style-name="T4">Java Concurrency and Multithreading Basics</text:span></text:a></text:p>
      <text:section text:style-name="Sect1" text:name="ad-slot">
        <text:p text:style-name="P21"><text:bookmark text:name="aswift_1_expand"/><text:bookmark text:name="aswift_1_anchor"/></text:p>
      </text:section>
      <text:h text:style-name="P2" text:outline-level="2"><text:bookmark text:name="future-vs-completablefuture"/>Future vs CompletableFuture</text:h>
      <text:p text:style-name="P20">CompletableFuture is an extension to <text:a xlink:type="simple" xlink:href="https://docs.oracle.com/javase/7/docs/api/java/util/concurrent/Future.html" text:style-name="Internet_20_link" text:visited-style-name="Visited_20_Internet_20_Link"><text:span text:style-name="T4">Java’s Future API</text:span></text:a> which was introduced in Java 5.</text:p>
      <text:p text:style-name="P22">A Future is used as a reference to the result of an asynchronous computation. It provides an <text:span text:style-name="Source_20_Text"><text:span text:style-name="T6">isDone()</text:span></text:span> method to check whether the computation is done or not, and a <text:span text:style-name="Source_20_Text"><text:span text:style-name="T6">get()</text:span></text:span> method to retrieve the result of the computation when it is done.</text:p>
      <text:p text:style-name="P20">You can learn more about Future from my <text:a xlink:type="simple" xlink:href="https://www.callicoder.com/java-callable-and-future-tutorial/" text:style-name="Internet_20_link" text:visited-style-name="Visited_20_Internet_20_Link"><text:span text:style-name="T4">Callable and Future Tutorial</text:span></text:a>.</text:p>
      <text:p text:style-name="P20">Future API was a good step towards asynchronous programming in Java but it lacked some important and useful features -</text:p>
      <text:h text:style-name="P3" text:outline-level="3"><text:bookmark text:name="limitations-of-future"/>Limitations of Future</text:h>
      <text:list xml:id="list3611446554" text:style-name="L1">
        <text:list-item>
          <text:p text:style-name="P24"><text:span text:style-name="Strong_20_Emphasis"><text:span text:style-name="T5">It cannot be manually completed :</text:span></text:span></text:p>
          <text:p text:style-name="P24">Let’s say that you’ve written a function to fetch the latest price of an e-commerce product from a remote API. Since this API call is time-consuming, you’re running it in a separate thread and <text:soft-page-break/>returning a Future from your function.</text:p>
          <text:p text:style-name="P24">Now, let’s say that If the remote API service is down, then you want to complete the Future manually by the last cached price of the product.</text:p>
          <text:p text:style-name="P24">Can you do this with Future? No!</text:p>
        </text:list-item>
        <text:list-item>
          <text:p text:style-name="P24"><text:span text:style-name="Strong_20_Emphasis"><text:span text:style-name="T5">You cannot perform further action on a Future’s result without blocking:</text:span></text:span></text:p>
          <text:p text:style-name="P23">Future does not notify you of its completion. It provides a <text:span text:style-name="Source_20_Text"><text:span text:style-name="T6">get()</text:span></text:span> method which <text:span text:style-name="Strong_20_Emphasis"><text:span text:style-name="T5">blocks</text:span></text:span> until the result is available.</text:p>
          <text:p text:style-name="P24">You don’t have the ability to attach a callback function to the Future and have it get called automatically when the Future’s result is available.</text:p>
        </text:list-item>
        <text:list-item>
          <text:p text:style-name="P24"><text:span text:style-name="Strong_20_Emphasis"><text:span text:style-name="T5">Multiple Futures cannot be chained together :</text:span></text:span></text:p>
          <text:p text:style-name="P24">Sometimes you need to execute a long-running computation and when the computation is done, you need to send its result to another long-running computation, and so on.</text:p>
          <text:p text:style-name="P24">You can not create such asynchronous workflow with Futures.</text:p>
        </text:list-item>
        <text:list-item>
          <text:p text:style-name="P24"><text:span text:style-name="Strong_20_Emphasis"><text:span text:style-name="T5">You can not combine multiple Futures together :</text:span></text:span></text:p>
          <text:p text:style-name="P24">Let’s say that you have 10 different Futures that you want to run in parallel and then run some function after all of them completes. You can’t do this as well with Future.</text:p>
        </text:list-item>
        <text:list-item>
          <text:p text:style-name="P24"><text:span text:style-name="Strong_20_Emphasis"><text:span text:style-name="T5">No Exception Handling :</text:span></text:span></text:p>
          <text:p text:style-name="P24">Future API does not have any exception handling construct.</text:p>
        </text:list-item>
      </text:list>
      <text:p text:style-name="P20">Whoa! So many limitations right? Well, That’s why we have CompletableFuture. You can achieve all of the above with CompletableFuture.</text:p>
      <text:p text:style-name="P22">CompletableFuture implements <text:span text:style-name="Source_20_Text"><text:span text:style-name="T6">Future</text:span></text:span> and <text:span text:style-name="Source_20_Text"><text:span text:style-name="T6">CompletionStage</text:span></text:span> interfaces and provides a huge set of convenience methods for creating, chaining and combining multiple Futures. It also has a very comprehensive exception handling support.</text:p>
      <text:h text:style-name="P2" text:outline-level="2"><text:bookmark text:name="creating-a-completablefuture"/>Creating a CompletableFuture</text:h>
      <text:h text:style-name="P3" text:outline-level="3"><text:bookmark text:name="1-the-trivial-example--"/>1. The trivial example -</text:h>
      <text:p text:style-name="P20">You can create a CompletableFuture simply by using the following no-arg constructor -</text:p>
      <text:p text:style-name="P7"><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completableFuture </text:span></text:span><text:span text:style-name="Source_20_Text"><text:span text:style-name="T11">=</text:span></text:span><text:span text:style-name="Source_20_Text"><text:span text:style-name="T7"> </text:span></text:span><text:span text:style-name="Source_20_Text"><text:span text:style-name="T12">new</text:span></text:span><text:span text:style-name="Source_20_Text"><text:span text:style-name="T7"> CompletableFuture</text:span></text:span><text:span text:style-name="Source_20_Text"><text:span text:style-name="T10">&lt;</text:span></text:span><text:span text:style-name="Source_20_Text"><text:span text:style-name="T7">String</text:span></text:span><text:span text:style-name="Source_20_Text"><text:span text:style-name="T10">&gt;();</text:span></text:span></text:p>
      <text:p text:style-name="P22"><text:bookmark text:name="aswift_8_expand"/><text:bookmark text:name="aswift_8_anchor"/>This is the simplest CompletableFuture that you can have. All the clients who want to get the result of this CompletableFuture can call <text:span text:style-name="Source_20_Text"><text:span text:style-name="T6">CompletableFuture.get()</text:span></text:span> method -</text:p>
      <text:p text:style-name="P7"><text:soft-page-break/><text:span text:style-name="Source_20_Text"><text:span text:style-name="T7">String result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get</text:span></text:span><text:span text:style-name="Source_20_Text"><text:span text:style-name="T10">()</text:span></text:span></text:p>
      <text:p text:style-name="P22">The <text:span text:style-name="Source_20_Text"><text:span text:style-name="T6">get()</text:span></text:span> method blocks until the Future is complete. So, the above call will block forever because the Future is never completed.</text:p>
      <text:p text:style-name="P22">You can use <text:span text:style-name="Source_20_Text"><text:span text:style-name="T6">CompletableFuture.complete()</text:span></text:span> method to manually complete a Future -</text:p>
      <text:p text:style-name="P7"><text:span text:style-name="Source_20_Text"><text:span text:style-name="T7">completableFuture</text:span></text:span><text:span text:style-name="Source_20_Text"><text:span text:style-name="T10">.</text:span></text:span><text:span text:style-name="Source_20_Text"><text:span text:style-name="T14">complete</text:span></text:span><text:span text:style-name="Source_20_Text"><text:span text:style-name="T10">(</text:span></text:span><text:span text:style-name="Source_20_Text"><text:span text:style-name="T15">"Future's Result"</text:span></text:span><text:span text:style-name="Source_20_Text"><text:span text:style-name="T10">)</text:span></text:span></text:p>
      <text:p text:style-name="P22">All the clients waiting for this Future will get the specified result. And, Subsequent calls to <text:span text:style-name="Source_20_Text"><text:span text:style-name="T6">completableFuture.complete()</text:span></text:span> will be ignored.</text:p>
      <text:h text:style-name="P4" text:outline-level="3"><text:bookmark text:name="2-running-asynchronous-computation-using-runasync--"/><text:span text:style-name="T5">2. Running asynchronous computation using </text:span><text:span text:style-name="Source_20_Text"><text:span text:style-name="T8">runAsync()</text:span></text:span><text:span text:style-name="T5"> -</text:span></text:h>
      <text:p text:style-name="P22">If you want to run some background task asynchronously and don’t want to return anything from the task, then you can use <text:span text:style-name="Source_20_Text"><text:span text:style-name="T6">CompletableFuture.runAsync()</text:span></text:span> method. It takes a <text:a xlink:type="simple" xlink:href="https://www.callicoder.com/java-multithreading-thread-and-runnable-tutorial/" text:style-name="Internet_20_link" text:visited-style-name="Visited_20_Internet_20_Link"><text:span text:style-name="T4">Runnable</text:span></text:a> object and returns <text:span text:style-name="Source_20_Text"><text:span text:style-name="T6">CompletableFuture&lt;Void&gt;</text:span></text:span>.</text:p>
      <text:p text:style-name="P13"><text:span text:style-name="Source_20_Text"><text:span text:style-name="T7">// Run a task specified by a Runnable Object asynchronously.</text:span></text:span></text:p>
      <text:p text:style-name="P10"><text:span text:style-name="Source_20_Text"><text:span text:style-name="T7">CompletableFuture</text:span></text:span><text:span text:style-name="Source_20_Text"><text:span text:style-name="T10">&lt;</text:span></text:span><text:span text:style-name="Source_20_Text"><text:span text:style-name="T7">Void</text:span></text:span><text:span text:style-name="Source_20_Text"><text:span text:style-name="T10">&gt;</text:span></text:span><text:span text:style-name="Source_20_Text"><text:span text:style-name="T7"> 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runAsync</text:span></text:span><text:span text:style-name="Source_20_Text"><text:span text:style-name="T10">(</text:span></text:span><text:span text:style-name="Source_20_Text"><text:span text:style-name="T12">new</text:span></text:span><text:span text:style-name="Source_20_Text"><text:span text:style-name="T7"> Runnabl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0">@Override</text:span></text:span></text:p>
      <text:p text:style-name="P10"><text:span text:style-name="Source_20_Text"><text:span text:style-name="T13"><text:s text:c="4"/></text:span></text:span><text:span text:style-name="Source_20_Text"><text:span text:style-name="T12">public</text:span></text:span><text:span text:style-name="Source_20_Text"><text:span text:style-name="T7"> </text:span></text:span><text:span text:style-name="Source_20_Text"><text:span text:style-name="T12">void</text:span></text:span><text:span text:style-name="Source_20_Text"><text:span text:style-name="T7"> </text:span></text:span><text:span text:style-name="Source_20_Text"><text:span text:style-name="T14">run</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6">// Simulate a long-running Job</text:span></text:span></text:p>
      <text:p text:style-name="P10"><text:span text:style-name="Source_20_Text"><text:span text:style-name="T13"><text:s text:c="8"/></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12"/></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8"/></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12"/></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8"/></text:span></text:span><text:span text:style-name="Source_20_Text"><text:span text:style-name="T10">}</text:span></text:span></text:p>
      <text:p text:style-name="P10"><text:soft-page-break/><text:span text:style-name="Source_20_Text"><text:span text:style-name="T13"><text:s text:c="8"/></text:span></text:span><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I'll run in a separate thread than the main thread."</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0">});</text:span></text:span></text:p>
      <text:p text:style-name="P10"/>
      <text:p text:style-name="P14"><text:span text:style-name="Source_20_Text"><text:span text:style-name="T7">// Block and wait for the future to complete</text:span></text:span></text:p>
      <text:p text:style-name="P9"><text:span text:style-name="Source_20_Text"><text:span text:style-name="T7">future</text:span></text:span><text:span text:style-name="Source_20_Text"><text:span text:style-name="T10">.</text:span></text:span><text:span text:style-name="Source_20_Text"><text:span text:style-name="T14">get</text:span></text:span><text:span text:style-name="Source_20_Text"><text:span text:style-name="T10">()</text:span></text:span></text:p>
      <text:p text:style-name="P20">You can also pass the Runnable object in the form of a <text:a xlink:type="simple" xlink:href="https://www.callicoder.com/java-lambda-expression-tutorial/" text:style-name="Internet_20_link" text:visited-style-name="Visited_20_Internet_20_Link"><text:span text:style-name="T4">lambda expression</text:span></text:a> -</text:p>
      <text:p text:style-name="P13"><text:span text:style-name="Source_20_Text"><text:span text:style-name="T7">// Using Lambda Expression</text:span></text:span></text:p>
      <text:p text:style-name="P10"><text:span text:style-name="Source_20_Text"><text:span text:style-name="T7">CompletableFuture</text:span></text:span><text:span text:style-name="Source_20_Text"><text:span text:style-name="T10">&lt;</text:span></text:span><text:span text:style-name="Source_20_Text"><text:span text:style-name="T7">Void</text:span></text:span><text:span text:style-name="Source_20_Text"><text:span text:style-name="T10">&gt;</text:span></text:span><text:span text:style-name="Source_20_Text"><text:span text:style-name="T7"> 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run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6">// Simulate a long-running Job <text:s text:c="2"/></text:span></text:span></text:p>
      <text:p text:style-name="P10"><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I'll run in a separate thread than the main thread."</text:span></text:span><text:span text:style-name="Source_20_Text"><text:span text:style-name="T10">);</text:span></text:span></text:p>
      <text:p text:style-name="P9"><text:span text:style-name="Source_20_Text"><text:span text:style-name="T10">});</text:span></text:span></text:p>
      <text:p text:style-name="P20">In this post, I’ll use lambda expressions very frequently, and you should use it too if you’re not already using it in your Java code.</text:p>
      <text:h text:style-name="P4" text:outline-level="3"><text:bookmark text:name="3-run-a-task-asynchronously-and-return-the-result-using-supplyasync--"/><text:span text:style-name="T5">3. Run a task asynchronously and return the result using </text:span><text:span text:style-name="Source_20_Text"><text:span text:style-name="T8">supplyAsync()</text:span></text:span><text:span text:style-name="T5"> -</text:span></text:h>
      <text:p text:style-name="P22"><text:span text:style-name="Source_20_Text"><text:span text:style-name="T6">CompletableFuture.runAsync()</text:span></text:span> is useful for tasks that don’t return anything. But what if you want to return some result from your background task?</text:p>
      <text:p text:style-name="P22">Well, <text:span text:style-name="Source_20_Text"><text:span text:style-name="T6">CompletableFuture.supplyAsync()</text:span></text:span> is your companion. It takes a <text:a xlink:type="simple" xlink:href="https://docs.oracle.com/javase/8/docs/api/java/util/function/Supplier.html" text:style-name="Internet_20_link" text:visited-style-name="Visited_20_Internet_20_Link"><text:span text:style-name="T4">Supplier&lt;T&gt;</text:span></text:a> and returns <text:span text:style-name="Source_20_Text"><text:span text:style-name="T6">CompletableFuture&lt;T&gt;</text:span></text:span> where T is the type of the value obtained by calling the given supplier -</text:p>
      <text:p text:style-name="P13"><text:soft-page-break/><text:span text:style-name="Source_20_Text"><text:span text:style-name="T7">// Run a task specified by a Supplier object asynchronously</text:span></text:span></text:p>
      <text:p text:style-name="P10"><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12">new</text:span></text:span><text:span text:style-name="Source_20_Text"><text:span text:style-name="T7"> Supplier</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0">@Override</text:span></text:span></text:p>
      <text:p text:style-name="P10"><text:span text:style-name="Source_20_Text"><text:span text:style-name="T13"><text:s text:c="4"/></text:span></text:span><text:span text:style-name="Source_20_Text"><text:span text:style-name="T12">public</text:span></text:span><text:span text:style-name="Source_20_Text"><text:span text:style-name="T7"> String </text:span></text:span><text:span text:style-name="Source_20_Text"><text:span text:style-name="T14">get</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12"/></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8"/></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12"/></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8"/></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Result of the asynchronous computation"</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0">});</text:span></text:span></text:p>
      <text:p text:style-name="P10"/>
      <text:p text:style-name="P14"><text:span text:style-name="Source_20_Text"><text:span text:style-name="T7">// Block and get the result of the Future</text:span></text:span></text:p>
      <text:p text:style-name="P10"><text:span text:style-name="Source_20_Text"><text:span text:style-name="T7">String result </text:span></text:span><text:span text:style-name="Source_20_Text"><text:span text:style-name="T11">=</text:span></text:span><text:span text:style-name="Source_20_Text"><text:span text:style-name="T7"> future</text:span></text:span><text:span text:style-name="Source_20_Text"><text:span text:style-name="T10">.</text:span></text:span><text:span text:style-name="Source_20_Text"><text:span text:style-name="T14">get</text:span></text:span><text:span text:style-name="Source_20_Text"><text:span text:style-name="T10">();</text:span></text:span></text:p>
      <text:p text:style-name="P9"><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7">result</text:span></text:span><text:span text:style-name="Source_20_Text"><text:span text:style-name="T10">);</text:span></text:span></text:p>
      <text:p text:style-name="P22">A <text:a xlink:type="simple" xlink:href="https://docs.oracle.com/javase/8/docs/api/java/util/function/Supplier.html" text:style-name="Internet_20_link" text:visited-style-name="Visited_20_Internet_20_Link"><text:span text:style-name="T4">Supplier&lt;T&gt;</text:span></text:a> is a simple functional interface which represents a supplier of results. It has a single <text:span text:style-name="Source_20_Text"><text:span text:style-name="T6">get()</text:span></text:span> method where you can write your background task and return the result.</text:p>
      <text:p text:style-name="P20">Once again, you can use Java 8’s lambda expression to make the above code more concise -</text:p>
      <text:p text:style-name="P13"><text:span text:style-name="Source_20_Text"><text:span text:style-name="T7">// Using Lambda Expression</text:span></text:span></text:p>
      <text:p text:style-name="P10"><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Result of the asynchronous computation"</text:span></text:span><text:span text:style-name="Source_20_Text"><text:span text:style-name="T10">;</text:span></text:span></text:p>
      <text:p text:style-name="P9"><text:span text:style-name="Source_20_Text"><text:span text:style-name="T10">});</text:span></text:span></text:p>
      <text:h text:style-name="P5" text:outline-level="4"><text:bookmark text:name="a-note-about-executor-and-thread-pool--"/><text:soft-page-break/><text:span text:style-name="Strong_20_Emphasis"><text:span text:style-name="T5">A note about Executor and Thread Pool -</text:span></text:span></text:h>
      <text:p text:style-name="P18">You might be wondering that - Well, I know that the <text:span text:style-name="Source_20_Text"><text:span text:style-name="T6">runAsync()</text:span></text:span> and <text:span text:style-name="Source_20_Text"><text:span text:style-name="T6">supplyAsync()</text:span></text:span> methods execute their tasks in a separate thread. But, we never created a thread right?</text:p>
      <text:p text:style-name="P17">Yes! CompletableFuture executes these tasks in a thread obtained from the global <text:a xlink:type="simple" xlink:href="https://docs.oracle.com/javase/8/docs/api/java/util/concurrent/ForkJoinPool.html#commonPool--" text:style-name="Internet_20_link" text:visited-style-name="Visited_20_Internet_20_Link"><text:span text:style-name="T4">ForkJoinPool.commonPool()</text:span></text:a>.</text:p>
      <text:p text:style-name="P18">But hey, you can also create a <text:a xlink:type="simple" xlink:href="https://www.callicoder.com/java-executor-service-and-thread-pool-tutorial/" text:style-name="Internet_20_link" text:visited-style-name="Visited_20_Internet_20_Link"><text:span text:style-name="T4">Thread Pool</text:span></text:a> and pass it to <text:span text:style-name="Source_20_Text"><text:span text:style-name="T6">runAsync()</text:span></text:span> and <text:span text:style-name="Source_20_Text"><text:span text:style-name="T6">supplyAsync()</text:span></text:span> methods to let them execute their tasks in a thread obtained from your thread pool.</text:p>
      <text:p text:style-name="P17">All the methods in the CompletableFuture API has two variants - One which accepts an <text:a xlink:type="simple" xlink:href="https://www.callicoder.com/java-executor-service-and-thread-pool-tutorial/" text:style-name="Internet_20_link" text:visited-style-name="Visited_20_Internet_20_Link"><text:span text:style-name="T4">Executor</text:span></text:a> as an argument and one which doesn’t -</text:p>
      <text:p text:style-name="P15"><text:span text:style-name="Source_20_Text"><text:span text:style-name="T7">// Variations of runAsync() and supplyAsync() methods</text:span></text:span></text:p>
      <text:p text:style-name="P12"><text:span text:style-name="Source_20_Text"><text:span text:style-name="T12">static</text:span></text:span><text:span text:style-name="Source_20_Text"><text:span text:style-name="T7"> CompletableFuture</text:span></text:span><text:span text:style-name="Source_20_Text"><text:span text:style-name="T10">&lt;</text:span></text:span><text:span text:style-name="Source_20_Text"><text:span text:style-name="T7">Void</text:span></text:span><text:span text:style-name="Source_20_Text"><text:span text:style-name="T10">&gt;</text:span></text:span><text:span text:style-name="Source_20_Text"><text:span text:style-name="T7"> <text:s/></text:span></text:span><text:span text:style-name="Source_20_Text"><text:span text:style-name="T14">runAsync</text:span></text:span><text:span text:style-name="Source_20_Text"><text:span text:style-name="T10">(</text:span></text:span><text:span text:style-name="Source_20_Text"><text:span text:style-name="T7">Runnable runnable</text:span></text:span><text:span text:style-name="Source_20_Text"><text:span text:style-name="T10">)</text:span></text:span></text:p>
      <text:p text:style-name="P12"><text:span text:style-name="Source_20_Text"><text:span text:style-name="T12">static</text:span></text:span><text:span text:style-name="Source_20_Text"><text:span text:style-name="T7"> CompletableFuture</text:span></text:span><text:span text:style-name="Source_20_Text"><text:span text:style-name="T10">&lt;</text:span></text:span><text:span text:style-name="Source_20_Text"><text:span text:style-name="T7">Void</text:span></text:span><text:span text:style-name="Source_20_Text"><text:span text:style-name="T10">&gt;</text:span></text:span><text:span text:style-name="Source_20_Text"><text:span text:style-name="T7"> <text:s/></text:span></text:span><text:span text:style-name="Source_20_Text"><text:span text:style-name="T14">runAsync</text:span></text:span><text:span text:style-name="Source_20_Text"><text:span text:style-name="T10">(</text:span></text:span><text:span text:style-name="Source_20_Text"><text:span text:style-name="T7">Runnable runnable</text:span></text:span><text:span text:style-name="Source_20_Text"><text:span text:style-name="T10">,</text:span></text:span><text:span text:style-name="Source_20_Text"><text:span text:style-name="T7"> Executor executor</text:span></text:span><text:span text:style-name="Source_20_Text"><text:span text:style-name="T10">)</text:span></text:span></text:p>
      <text:p text:style-name="P12"><text:span text:style-name="Source_20_Text"><text:span text:style-name="T12">static</text:span></text:span><text:span text:style-name="Source_20_Text"><text:span text:style-name="T7"> </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CompletableFuture</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text:span></text:span><text:span text:style-name="Source_20_Text"><text:span text:style-name="T14">supplyAsync</text:span></text:span><text:span text:style-name="Source_20_Text"><text:span text:style-name="T10">(</text:span></text:span><text:span text:style-name="Source_20_Text"><text:span text:style-name="T7">Supplier</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supplier</text:span></text:span><text:span text:style-name="Source_20_Text"><text:span text:style-name="T10">)</text:span></text:span></text:p>
      <text:p text:style-name="P11"><text:span text:style-name="Source_20_Text"><text:span text:style-name="T12">static</text:span></text:span><text:span text:style-name="Source_20_Text"><text:span text:style-name="T7"> </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CompletableFuture</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text:span></text:span><text:span text:style-name="Source_20_Text"><text:span text:style-name="T14">supplyAsync</text:span></text:span><text:span text:style-name="Source_20_Text"><text:span text:style-name="T10">(</text:span></text:span><text:span text:style-name="Source_20_Text"><text:span text:style-name="T7">Supplier</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supplier</text:span></text:span><text:span text:style-name="Source_20_Text"><text:span text:style-name="T10">,</text:span></text:span><text:span text:style-name="Source_20_Text"><text:span text:style-name="T7"> Executor executor</text:span></text:span><text:span text:style-name="Source_20_Text"><text:span text:style-name="T10">)</text:span></text:span></text:p>
      <text:p text:style-name="P17">Here’s how you can create a thread pool and pass it to one of these methods -</text:p>
      <text:p text:style-name="P12"><text:span text:style-name="Source_20_Text"><text:span text:style-name="T7">Executor executor </text:span></text:span><text:span text:style-name="Source_20_Text"><text:span text:style-name="T11">=</text:span></text:span><text:span text:style-name="Source_20_Text"><text:span text:style-name="T7"> Executors</text:span></text:span><text:span text:style-name="Source_20_Text"><text:span text:style-name="T10">.</text:span></text:span><text:span text:style-name="Source_20_Text"><text:span text:style-name="T14">newFixedThreadPool</text:span></text:span><text:span text:style-name="Source_20_Text"><text:span text:style-name="T10">(</text:span></text:span><text:span text:style-name="Source_20_Text"><text:span text:style-name="T18">10</text:span></text:span><text:span text:style-name="Source_20_Text"><text:span text:style-name="T10">);</text:span></text:span></text:p>
      <text:p text:style-name="P12"><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2"><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2"><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2"><text:soft-page-break/><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2"><text:span text:style-name="Source_20_Text"><text:span text:style-name="T13"><text:s text:c="8"/></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2"><text:span text:style-name="Source_20_Text"><text:span text:style-name="T13"><text:s text:c="4"/></text:span></text:span><text:span text:style-name="Source_20_Text"><text:span text:style-name="T10">}</text:span></text:span></text:p>
      <text:p text:style-name="P12"><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Result of the asynchronous computation"</text:span></text:span><text:span text:style-name="Source_20_Text"><text:span text:style-name="T10">;</text:span></text:span></text:p>
      <text:p text:style-name="P11"><text:span text:style-name="Source_20_Text"><text:span text:style-name="T10">},</text:span></text:span><text:span text:style-name="Source_20_Text"><text:span text:style-name="T7"> executor</text:span></text:span><text:span text:style-name="Source_20_Text"><text:span text:style-name="T10">);</text:span></text:span></text:p>
      <text:h text:style-name="P2" text:outline-level="2"><text:bookmark text:name="transforming-and-acting-on-a-completablefuture"/>Transforming and acting on a CompletableFuture</text:h>
      <text:p text:style-name="P22">The <text:span text:style-name="Source_20_Text"><text:span text:style-name="T6">CompletableFuture.get()</text:span></text:span> method is blocking. It waits until the Future is completed and returns the result after its completion.</text:p>
      <text:p text:style-name="P20">But, that’s not what we want right? For building asynchronous systems we should be able to attach a callback to the CompletableFuture which should automatically get called when the Future completes.</text:p>
      <text:p text:style-name="P20">That way, we won’t need to wait for the result, and we can write the logic that needs to be executed after the completion of the Future inside our callback function.</text:p>
      <text:p text:style-name="P22">You can attach a callback to the CompletableFuture using <text:span text:style-name="Source_20_Text"><text:span text:style-name="T6">thenApply()</text:span></text:span>, <text:span text:style-name="Source_20_Text"><text:span text:style-name="T6">thenAccept()</text:span></text:span> and <text:span text:style-name="Source_20_Text"><text:span text:style-name="T6">thenRun()</text:span></text:span> methods -</text:p>
      <text:h text:style-name="P3" text:outline-level="3"><text:bookmark text:name="1-thenapply"/>1. thenApply()</text:h>
      <text:p text:style-name="P22">You can use <text:span text:style-name="Source_20_Text"><text:span text:style-name="T6">thenApply()</text:span></text:span> method to process and transform the result of a CompletableFuture when it arrives. It takes a <text:a xlink:type="simple" xlink:href="https://docs.oracle.com/javase/8/docs/api/java/util/function/Function.html" text:style-name="Internet_20_link" text:visited-style-name="Visited_20_Internet_20_Link"><text:span text:style-name="T4">Function&lt;T,R&gt;</text:span></text:a> as an argument. <text:a xlink:type="simple" xlink:href="https://docs.oracle.com/javase/8/docs/api/java/util/function/Function.html" text:style-name="Internet_20_link" text:visited-style-name="Visited_20_Internet_20_Link"><text:span text:style-name="T4">Function&lt;T,R&gt;</text:span></text:a> is a simple functional interface representing a function that accepts an argument of type T and produces a result of type R -</text:p>
      <text:p text:style-name="P13"><text:span text:style-name="Source_20_Text"><text:span text:style-name="T7">// Create a CompletableFuture</text:span></text:span></text:p>
      <text:p text:style-name="P10"><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whatsYourName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3"/></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7"/></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3"/></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7"/></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oft-page-break/><text:span text:style-name="Source_20_Text"><text:span text:style-name="T13"><text:s text:c="3"/></text:span></text:span><text:span text:style-name="Source_20_Text"><text:span text:style-name="T10">}</text:span></text:span></text:p>
      <text:p text:style-name="P10"><text:span text:style-name="Source_20_Text"><text:span text:style-name="T13"><text:s text:c="3"/></text:span></text:span><text:span text:style-name="Source_20_Text"><text:span text:style-name="T12">return</text:span></text:span><text:span text:style-name="Source_20_Text"><text:span text:style-name="T7"> </text:span></text:span><text:span text:style-name="Source_20_Text"><text:span text:style-name="T15">"Rajeev"</text:span></text:span><text:span text:style-name="Source_20_Text"><text:span text:style-name="T10">;</text:span></text:span></text:p>
      <text:p text:style-name="P10"><text:span text:style-name="Source_20_Text"><text:span text:style-name="T10">});</text:span></text:span></text:p>
      <text:p text:style-name="P10"/>
      <text:p text:style-name="P14"><text:span text:style-name="Source_20_Text"><text:span text:style-name="T7">// Attach a callback to the Future using thenApply()</text:span></text:span></text:p>
      <text:p text:style-name="P10"><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greetingFuture </text:span></text:span><text:span text:style-name="Source_20_Text"><text:span text:style-name="T11">=</text:span></text:span><text:span text:style-name="Source_20_Text"><text:span text:style-name="T7"> whatsYourNameFuture</text:span></text:span><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name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3"/></text:span></text:span><text:span text:style-name="Source_20_Text"><text:span text:style-name="T12">return</text:span></text:span><text:span text:style-name="Source_20_Text"><text:span text:style-name="T7"> </text:span></text:span><text:span text:style-name="Source_20_Text"><text:span text:style-name="T15">"Hello "</text:span></text:span><text:span text:style-name="Source_20_Text"><text:span text:style-name="T7"> </text:span></text:span><text:span text:style-name="Source_20_Text"><text:span text:style-name="T11">+</text:span></text:span><text:span text:style-name="Source_20_Text"><text:span text:style-name="T7"> name</text:span></text:span><text:span text:style-name="Source_20_Text"><text:span text:style-name="T10">;</text:span></text:span></text:p>
      <text:p text:style-name="P10"><text:span text:style-name="Source_20_Text"><text:span text:style-name="T10">});</text:span></text:span></text:p>
      <text:p text:style-name="P10"/>
      <text:p text:style-name="P14"><text:span text:style-name="Source_20_Text"><text:span text:style-name="T7">// Block and get the result of the future.</text:span></text:span></text:p>
      <text:p text:style-name="P9"><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7">greetingFuture</text:span></text:span><text:span text:style-name="Source_20_Text"><text:span text:style-name="T10">.</text:span></text:span><text:span text:style-name="Source_20_Text"><text:span text:style-name="T14">get</text:span></text:span><text:span text:style-name="Source_20_Text"><text:span text:style-name="T10">());</text:span></text:span><text:span text:style-name="Source_20_Text"><text:span text:style-name="T7"> </text:span></text:span><text:span text:style-name="Source_20_Text"><text:span text:style-name="T16">// Hello Rajeev</text:span></text:span></text:p>
      <text:p text:style-name="P22">You can also write a <text:span text:style-name="Strong_20_Emphasis"><text:span text:style-name="T5">sequence of transformations</text:span></text:span> on the CompletableFuture by attaching a series of <text:span text:style-name="Source_20_Text"><text:span text:style-name="T6">thenApply()</text:span></text:span> callback methods. The result of one <text:span text:style-name="Source_20_Text"><text:span text:style-name="T6">thenApply()</text:span></text:span> method is passed to the next in the series -</text:p>
      <text:p text:style-name="P8"><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welcomeText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7"/></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Rajeev"</text:span></text:span><text:span text:style-name="Source_20_Text"><text:span text:style-name="T10">;</text:span></text:span></text:p>
      <text:p text:style-name="P10"><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name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Hello "</text:span></text:span><text:span text:style-name="Source_20_Text"><text:span text:style-name="T7"> </text:span></text:span><text:span text:style-name="Source_20_Text"><text:span text:style-name="T11">+</text:span></text:span><text:span text:style-name="Source_20_Text"><text:span text:style-name="T7"> name</text:span></text:span><text:span text:style-name="Source_20_Text"><text:span text:style-name="T10">;</text:span></text:span></text:p>
      <text:p text:style-name="P10"><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greeting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greeting </text:span></text:span><text:span text:style-name="Source_20_Text"><text:span text:style-name="T11">+</text:span></text:span><text:span text:style-name="Source_20_Text"><text:span text:style-name="T7"> </text:span></text:span><text:span text:style-name="Source_20_Text"><text:span text:style-name="T15">", Welcome to the CalliCoder Blog"</text:span></text:span><text:span text:style-name="Source_20_Text"><text:span text:style-name="T10">;</text:span></text:span></text:p>
      <text:p text:style-name="P10"><text:span text:style-name="Source_20_Text"><text:span text:style-name="T10">});</text:span></text:span></text:p>
      <text:p text:style-name="P10"/>
      <text:p text:style-name="P10"><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7">welcomeText</text:span></text:span><text:span text:style-name="Source_20_Text"><text:span text:style-name="T10">.</text:span></text:span><text:span text:style-name="Source_20_Text"><text:span text:style-name="T14">get</text:span></text:span><text:span text:style-name="Source_20_Text"><text:span text:style-name="T10">());</text:span></text:span></text:p>
      <text:p text:style-name="P9"><text:soft-page-break/><text:span text:style-name="Source_20_Text"><text:span text:style-name="T16">// Prints - Hello Rajeev, Welcome to the CalliCoder Blog</text:span></text:span></text:p>
      <text:h text:style-name="P3" text:outline-level="3"><text:bookmark text:name="2-thenaccept-and-thenrun"/>2. thenAccept() and thenRun()</text:h>
      <text:p text:style-name="P22">If you don’t want to return anything from your callback function and just want to run some piece of code after the completion of the Future, then you can use <text:span text:style-name="Source_20_Text"><text:span text:style-name="T6">thenAccept()</text:span></text:span> and <text:span text:style-name="Source_20_Text"><text:span text:style-name="T6">thenRun()</text:span></text:span> methods. These methods are consumers and are often used as the last callback in the callback chain.</text:p>
      <text:p text:style-name="P22"><text:span text:style-name="Source_20_Text"><text:span text:style-name="T6">CompletableFuture.thenAccept()</text:span></text:span> takes a <text:a xlink:type="simple" xlink:href="https://docs.oracle.com/javase/8/docs/api/java/util/function/Consumer.html" text:style-name="Internet_20_link" text:visited-style-name="Visited_20_Internet_20_Link"><text:span text:style-name="T4">Consumer&lt;T&gt;</text:span></text:a> and returns <text:span text:style-name="Source_20_Text"><text:span text:style-name="T6">CompletableFuture&lt;Void&gt;</text:span></text:span>. It has access to the result of the CompletableFuture on which it is attached.</text:p>
      <text:p text:style-name="P13"><text:span text:style-name="Source_20_Text"><text:span text:style-name="T7">// thenAccept() example</text:span></text:span></text:p>
      <text:p text:style-name="P10"><text:span text:style-name="Source_20_Text"><text:span text:style-name="T7">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ProductService</text:span></text:span><text:span text:style-name="Source_20_Text"><text:span text:style-name="T10">.</text:span></text:span><text:span text:style-name="Source_20_Text"><text:span text:style-name="T14">getProductDetail</text:span></text:span><text:span text:style-name="Source_20_Text"><text:span text:style-name="T10">(</text:span></text:span><text:span text:style-name="Source_20_Text"><text:span text:style-name="T7">productId</text:span></text:span><text:span text:style-name="Source_20_Text"><text:span text:style-name="T10">);</text:span></text:span></text:p>
      <text:p text:style-name="P10"><text:span text:style-name="Source_20_Text"><text:span text:style-name="T10">}).</text:span></text:span><text:span text:style-name="Source_20_Text"><text:span text:style-name="T14">thenAccept</text:span></text:span><text:span text:style-name="Source_20_Text"><text:span text:style-name="T10">(</text:span></text:span><text:span text:style-name="Source_20_Text"><text:span text:style-name="T7">product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Got product detail from remote service "</text:span></text:span><text:span text:style-name="Source_20_Text"><text:span text:style-name="T7"> </text:span></text:span><text:span text:style-name="Source_20_Text"><text:span text:style-name="T11">+</text:span></text:span><text:span text:style-name="Source_20_Text"><text:span text:style-name="T7"> product</text:span></text:span><text:span text:style-name="Source_20_Text"><text:span text:style-name="T10">.</text:span></text:span><text:span text:style-name="Source_20_Text"><text:span text:style-name="T14">getName</text:span></text:span><text:span text:style-name="Source_20_Text"><text:span text:style-name="T10">())</text:span></text:span></text:p>
      <text:p text:style-name="P9"><text:span text:style-name="Source_20_Text"><text:span text:style-name="T10">});</text:span></text:span></text:p>
      <text:p text:style-name="P22">While <text:span text:style-name="Source_20_Text"><text:span text:style-name="T6">thenAccept()</text:span></text:span> has access to the result of the CompletableFuture on which it is attached, <text:span text:style-name="Source_20_Text"><text:span text:style-name="T6">thenRun()</text:span></text:span> doesn’t even have access to the Future’s result. It takes a <text:span text:style-name="Source_20_Text"><text:span text:style-name="T6">Runnable</text:span></text:span> and returns <text:span text:style-name="Source_20_Text"><text:span text:style-name="T6">CompletableFuture&lt;Void&gt;</text:span></text:span> -</text:p>
      <text:p text:style-name="P13"><text:span text:style-name="Source_20_Text"><text:span text:style-name="T7">// thenRun() example</text:span></text:span></text:p>
      <text:p text:style-name="P10"><text:span text:style-name="Source_20_Text"><text:span text:style-name="T7">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6">// Run some computation <text:s/></text:span></text:span></text:p>
      <text:p text:style-name="P10"><text:soft-page-break/><text:span text:style-name="Source_20_Text"><text:span text:style-name="T10">}).</text:span></text:span><text:span text:style-name="Source_20_Text"><text:span text:style-name="T14">thenRun</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6">// Computation Finished.</text:span></text:span></text:p>
      <text:p text:style-name="P9"><text:span text:style-name="Source_20_Text"><text:span text:style-name="T10">});</text:span></text:span></text:p>
      <text:h text:style-name="P6" text:outline-level="4"><text:bookmark text:name="a-note-about-async-callback-methods--"/>A note about async callback methods -</text:h>
      <text:p text:style-name="P17">All the callback methods provided by CompletableFuture have two async variants -</text:p>
      <text:p text:style-name="P15"><text:span text:style-name="Source_20_Text"><text:span text:style-name="T7">// thenApply() variants</text:span></text:span></text:p>
      <text:p text:style-name="P12"><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CompletableFuture</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text:span></text:span><text:span text:style-name="Source_20_Text"><text:span text:style-name="T14">thenApply</text:span></text:span><text:span text:style-name="Source_20_Text"><text:span text:style-name="T10">(</text:span></text:span><text:span text:style-name="Source_20_Text"><text:span text:style-name="T7">Function</text:span></text:span><text:span text:style-name="Source_20_Text"><text:span text:style-name="T10">&lt;</text:span></text:span><text:span text:style-name="Source_20_Text"><text:span text:style-name="T11">?</text:span></text:span><text:span text:style-name="Source_20_Text"><text:span text:style-name="T7"> </text:span></text:span><text:span text:style-name="Source_20_Text"><text:span text:style-name="T12">super</text:span></text:span><text:span text:style-name="Source_20_Text"><text:span text:style-name="T7"> T</text:span></text:span><text:span text:style-name="Source_20_Text"><text:span text:style-name="T10">,</text:span></text:span><text:span text:style-name="Source_20_Text"><text:span text:style-name="T11">?</text:span></text:span><text:span text:style-name="Source_20_Text"><text:span text:style-name="T7"> </text:span></text:span><text:span text:style-name="Source_20_Text"><text:span text:style-name="T12">extends</text:span></text:span><text:span text:style-name="Source_20_Text"><text:span text:style-name="T7"> U</text:span></text:span><text:span text:style-name="Source_20_Text"><text:span text:style-name="T10">&gt;</text:span></text:span><text:span text:style-name="Source_20_Text"><text:span text:style-name="T7"> fn</text:span></text:span><text:span text:style-name="Source_20_Text"><text:span text:style-name="T10">)</text:span></text:span></text:p>
      <text:p text:style-name="P12"><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CompletableFuture</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text:span></text:span><text:span text:style-name="Source_20_Text"><text:span text:style-name="T14">thenApplyAsync</text:span></text:span><text:span text:style-name="Source_20_Text"><text:span text:style-name="T10">(</text:span></text:span><text:span text:style-name="Source_20_Text"><text:span text:style-name="T7">Function</text:span></text:span><text:span text:style-name="Source_20_Text"><text:span text:style-name="T10">&lt;</text:span></text:span><text:span text:style-name="Source_20_Text"><text:span text:style-name="T11">?</text:span></text:span><text:span text:style-name="Source_20_Text"><text:span text:style-name="T7"> </text:span></text:span><text:span text:style-name="Source_20_Text"><text:span text:style-name="T12">super</text:span></text:span><text:span text:style-name="Source_20_Text"><text:span text:style-name="T7"> T</text:span></text:span><text:span text:style-name="Source_20_Text"><text:span text:style-name="T10">,</text:span></text:span><text:span text:style-name="Source_20_Text"><text:span text:style-name="T11">?</text:span></text:span><text:span text:style-name="Source_20_Text"><text:span text:style-name="T7"> </text:span></text:span><text:span text:style-name="Source_20_Text"><text:span text:style-name="T12">extends</text:span></text:span><text:span text:style-name="Source_20_Text"><text:span text:style-name="T7"> U</text:span></text:span><text:span text:style-name="Source_20_Text"><text:span text:style-name="T10">&gt;</text:span></text:span><text:span text:style-name="Source_20_Text"><text:span text:style-name="T7"> fn</text:span></text:span><text:span text:style-name="Source_20_Text"><text:span text:style-name="T10">)</text:span></text:span></text:p>
      <text:p text:style-name="P11"><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CompletableFuture</text:span></text:span><text:span text:style-name="Source_20_Text"><text:span text:style-name="T10">&lt;</text:span></text:span><text:span text:style-name="Source_20_Text"><text:span text:style-name="T7">U</text:span></text:span><text:span text:style-name="Source_20_Text"><text:span text:style-name="T10">&gt;</text:span></text:span><text:span text:style-name="Source_20_Text"><text:span text:style-name="T7"> </text:span></text:span><text:span text:style-name="Source_20_Text"><text:span text:style-name="T14">thenApplyAsync</text:span></text:span><text:span text:style-name="Source_20_Text"><text:span text:style-name="T10">(</text:span></text:span><text:span text:style-name="Source_20_Text"><text:span text:style-name="T7">Function</text:span></text:span><text:span text:style-name="Source_20_Text"><text:span text:style-name="T10">&lt;</text:span></text:span><text:span text:style-name="Source_20_Text"><text:span text:style-name="T11">?</text:span></text:span><text:span text:style-name="Source_20_Text"><text:span text:style-name="T7"> </text:span></text:span><text:span text:style-name="Source_20_Text"><text:span text:style-name="T12">super</text:span></text:span><text:span text:style-name="Source_20_Text"><text:span text:style-name="T7"> T</text:span></text:span><text:span text:style-name="Source_20_Text"><text:span text:style-name="T10">,</text:span></text:span><text:span text:style-name="Source_20_Text"><text:span text:style-name="T11">?</text:span></text:span><text:span text:style-name="Source_20_Text"><text:span text:style-name="T7"> </text:span></text:span><text:span text:style-name="Source_20_Text"><text:span text:style-name="T12">extends</text:span></text:span><text:span text:style-name="Source_20_Text"><text:span text:style-name="T7"> U</text:span></text:span><text:span text:style-name="Source_20_Text"><text:span text:style-name="T10">&gt;</text:span></text:span><text:span text:style-name="Source_20_Text"><text:span text:style-name="T7"> fn</text:span></text:span><text:span text:style-name="Source_20_Text"><text:span text:style-name="T10">,</text:span></text:span><text:span text:style-name="Source_20_Text"><text:span text:style-name="T7"> Executor executor</text:span></text:span><text:span text:style-name="Source_20_Text"><text:span text:style-name="T10">)</text:span></text:span></text:p>
      <text:p text:style-name="P17">These async callback variations help you further parallelize your computations by executing the callback tasks in a separate thread.</text:p>
      <text:p text:style-name="P17">Consider the following example -</text:p>
      <text:p text:style-name="P12"><text:span text:style-name="Source_20_Text"><text:span text:style-name="T7">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2"><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2"><text:span text:style-name="Source_20_Text"><text:span text:style-name="T13"><text:s text:c="7"/></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2"><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2"><text:span text:style-name="Source_20_Text"><text:span text:style-name="T13"><text:s text:c="6"/></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2"><text:span text:style-name="Source_20_Text"><text:span text:style-name="T13"><text:s text:c="4"/></text:span></text:span><text:span text:style-name="Source_20_Text"><text:span text:style-name="T10">}</text:span></text:span></text:p>
      <text:p text:style-name="P12"><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Some Result"</text:span></text:span></text:p>
      <text:p text:style-name="P12"><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result </text:span></text:span><text:span text:style-name="Source_20_Text"><text:span text:style-name="T11">-&gt;</text:span></text:span><text:span text:style-name="Source_20_Text"><text:span text:style-name="T7"> </text:span></text:span><text:span text:style-name="Source_20_Text"><text:span text:style-name="T10">{</text:span></text:span></text:p>
      <text:p text:style-name="P12"><text:span text:style-name="Source_20_Text"><text:span text:style-name="T13"><text:s text:c="4"/></text:span></text:span><text:span text:style-name="Source_20_Text"><text:span text:style-name="T16">/* </text:span></text:span></text:p>
      <text:p text:style-name="P12"><text:span text:style-name="Source_20_Text"><text:span text:style-name="T17"><text:s text:c="6"/></text:span></text:span><text:span text:style-name="Source_20_Text"><text:span text:style-name="T16">Executed in the same thread where the supplyAsync() task is executed</text:span></text:span></text:p>
      <text:p text:style-name="P12"><text:span text:style-name="Source_20_Text"><text:span text:style-name="T17"><text:s text:c="6"/></text:span></text:span><text:span text:style-name="Source_20_Text"><text:span text:style-name="T16">or in the main thread If the supplyAsync() task completes </text:span></text:span><text:soft-page-break/><text:span text:style-name="Source_20_Text"><text:span text:style-name="T16">immediately (Remove sleep() call to verify)</text:span></text:span></text:p>
      <text:p text:style-name="P15"><text:span text:style-name="Source_20_Text"><text:span text:style-name="T13"><text:s text:c="4"/></text:span></text:span><text:span text:style-name="Source_20_Text"><text:span text:style-name="T7">*/</text:span></text:span></text:p>
      <text:p text:style-name="P12"><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Processed Result"</text:span></text:span></text:p>
      <text:p text:style-name="P11"><text:span text:style-name="Source_20_Text"><text:span text:style-name="T10">})</text:span></text:span></text:p>
      <text:p text:style-name="P18">In the above case, the task inside <text:span text:style-name="Source_20_Text"><text:span text:style-name="T6">thenApply()</text:span></text:span> is executed in the same thread where the <text:span text:style-name="Source_20_Text"><text:span text:style-name="T6">supplyAsync()</text:span></text:span> task is executed, or in the main thread if the <text:span text:style-name="Source_20_Text"><text:span text:style-name="T6">supplyAsync()</text:span></text:span> task completes immediately (try removing <text:span text:style-name="Source_20_Text"><text:span text:style-name="T6">sleep()</text:span></text:span> call to verify).</text:p>
      <text:p text:style-name="P18">To have more control over the thread that executes the callback task, you can use async callbacks. If you use <text:span text:style-name="Source_20_Text"><text:span text:style-name="T6">thenApplyAsync()</text:span></text:span> callback, then it will be executed in a different thread obtained from <text:span text:style-name="Source_20_Text"><text:span text:style-name="T6">ForkJoinPool.commonPool()</text:span></text:span> -</text:p>
      <text:p text:style-name="P12"><text:span text:style-name="Source_20_Text"><text:span text:style-name="T7">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2"><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Some Result"</text:span></text:span></text:p>
      <text:p text:style-name="P12"><text:span text:style-name="Source_20_Text"><text:span text:style-name="T10">}).</text:span></text:span><text:span text:style-name="Source_20_Text"><text:span text:style-name="T14">thenApplyAsync</text:span></text:span><text:span text:style-name="Source_20_Text"><text:span text:style-name="T10">(</text:span></text:span><text:span text:style-name="Source_20_Text"><text:span text:style-name="T7">result </text:span></text:span><text:span text:style-name="Source_20_Text"><text:span text:style-name="T11">-&gt;</text:span></text:span><text:span text:style-name="Source_20_Text"><text:span text:style-name="T7"> </text:span></text:span><text:span text:style-name="Source_20_Text"><text:span text:style-name="T10">{</text:span></text:span></text:p>
      <text:p text:style-name="P12"><text:span text:style-name="Source_20_Text"><text:span text:style-name="T13"><text:s text:c="4"/></text:span></text:span><text:span text:style-name="Source_20_Text"><text:span text:style-name="T16">// Executed in a different thread from ForkJoinPool.commonPool()</text:span></text:span></text:p>
      <text:p text:style-name="P12"><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Processed Result"</text:span></text:span></text:p>
      <text:p text:style-name="P11"><text:span text:style-name="Source_20_Text"><text:span text:style-name="T10">})</text:span></text:span></text:p>
      <text:p text:style-name="P18">Moreover, If you pass an Executor to the <text:span text:style-name="Source_20_Text"><text:span text:style-name="T6">thenApplyAsync()</text:span></text:span> callback then the task will be executed in a thread obtained from the Executor’s thread pool.</text:p>
      <text:p text:style-name="P12"><text:span text:style-name="Source_20_Text"><text:span text:style-name="T7">Executor executor </text:span></text:span><text:span text:style-name="Source_20_Text"><text:span text:style-name="T11">=</text:span></text:span><text:span text:style-name="Source_20_Text"><text:span text:style-name="T7"> Executors</text:span></text:span><text:span text:style-name="Source_20_Text"><text:span text:style-name="T10">.</text:span></text:span><text:span text:style-name="Source_20_Text"><text:span text:style-name="T14">newFixedThreadPool</text:span></text:span><text:span text:style-name="Source_20_Text"><text:span text:style-name="T10">(</text:span></text:span><text:span text:style-name="Source_20_Text"><text:span text:style-name="T18">2</text:span></text:span><text:span text:style-name="Source_20_Text"><text:span text:style-name="T10">);</text:span></text:span></text:p>
      <text:p text:style-name="P12"><text:span text:style-name="Source_20_Text"><text:span text:style-name="T7">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2"><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Some result"</text:span></text:span></text:p>
      <text:p text:style-name="P12"><text:span text:style-name="Source_20_Text"><text:span text:style-name="T10">}).</text:span></text:span><text:span text:style-name="Source_20_Text"><text:span text:style-name="T14">thenApplyAsync</text:span></text:span><text:span text:style-name="Source_20_Text"><text:span text:style-name="T10">(</text:span></text:span><text:span text:style-name="Source_20_Text"><text:span text:style-name="T7">result </text:span></text:span><text:span text:style-name="Source_20_Text"><text:span text:style-name="T11">-&gt;</text:span></text:span><text:span text:style-name="Source_20_Text"><text:span text:style-name="T7"> </text:span></text:span><text:span text:style-name="Source_20_Text"><text:span text:style-name="T10">{</text:span></text:span></text:p>
      <text:p text:style-name="P12"><text:soft-page-break/><text:span text:style-name="Source_20_Text"><text:span text:style-name="T13"><text:s text:c="4"/></text:span></text:span><text:span text:style-name="Source_20_Text"><text:span text:style-name="T16">// Executed in a thread obtained from the executor</text:span></text:span></text:p>
      <text:p text:style-name="P12"><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Processed Result"</text:span></text:span></text:p>
      <text:p text:style-name="P11"><text:span text:style-name="Source_20_Text"><text:span text:style-name="T10">},</text:span></text:span><text:span text:style-name="Source_20_Text"><text:span text:style-name="T7"> executor</text:span></text:span><text:span text:style-name="Source_20_Text"><text:span text:style-name="T10">);</text:span></text:span></text:p>
      <text:section text:style-name="Sect1" text:name="Section1">
        <text:p text:style-name="P21"><text:bookmark text:name="ad-slot"/><text:bookmark text:name="aswift_2_expand"/><text:bookmark text:name="aswift_2_anchor"/></text:p>
      </text:section>
      <text:h text:style-name="P2" text:outline-level="2"><text:bookmark text:name="combining-two-completablefutures-together"/>Combining two CompletableFutures together</text:h>
      <text:h text:style-name="P3" text:outline-level="3"><text:bookmark text:name="1-combine-two-dependent-futures-using-thencompose--"/>1. Combine two dependent futures using thenCompose() -</text:h>
      <text:p text:style-name="P20">Let’s say that you want to fetch the details of a user from a remote API service and once the user’s detail is available, you want to fetch his Credit rating from another service.</text:p>
      <text:p text:style-name="P22">Consider the following implementations of <text:span text:style-name="Source_20_Text"><text:span text:style-name="T6">getUserDetail()</text:span></text:span> and <text:span text:style-name="Source_20_Text"><text:span text:style-name="T6">getCreditRating()</text:span></text:span> methods -</text:p>
      <text:p text:style-name="P8"><text:span text:style-name="Source_20_Text"><text:span text:style-name="T7">CompletableFuture</text:span></text:span><text:span text:style-name="Source_20_Text"><text:span text:style-name="T10">&lt;</text:span></text:span><text:span text:style-name="Source_20_Text"><text:span text:style-name="T7">User</text:span></text:span><text:span text:style-name="Source_20_Text"><text:span text:style-name="T10">&gt;</text:span></text:span><text:span text:style-name="Source_20_Text"><text:span text:style-name="T7"> </text:span></text:span><text:span text:style-name="Source_20_Text"><text:span text:style-name="T14">getUsersDetail</text:span></text:span><text:span text:style-name="Source_20_Text"><text:span text:style-name="T10">(</text:span></text:span><text:span text:style-name="Source_20_Text"><text:span text:style-name="T7">String userId</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16"/></text:span></text:span><text:span text:style-name="Source_20_Text"><text:span text:style-name="T12">return</text:span></text:span><text:span text:style-name="Source_20_Text"><text:span text:style-name="T7"> UserService</text:span></text:span><text:span text:style-name="Source_20_Text"><text:span text:style-name="T10">.</text:span></text:span><text:span text:style-name="Source_20_Text"><text:span text:style-name="T14">getUserDetails</text:span></text:span><text:span text:style-name="Source_20_Text"><text:span text:style-name="T10">(</text:span></text:span><text:span text:style-name="Source_20_Text"><text:span text:style-name="T7">userId</text:span></text:span><text:span text:style-name="Source_20_Text"><text:span text:style-name="T10">);</text:span></text:span></text:p>
      <text:p text:style-name="P10"><text:span text:style-name="Source_20_Text"><text:span text:style-name="T13"><text:s text:c="8"/></text:span></text:span><text:span text:style-name="Source_20_Text"><text:span text:style-name="T10">});</text:span></text:span><text:span text:style-name="Source_20_Text"><text:span text:style-name="T7"> <text:s text:c="4"/></text:span></text:span></text:p>
      <text:p text:style-name="P16"><text:span text:style-name="Source_20_Text"><text:span text:style-name="T7">}</text:span></text:span></text:p>
      <text:p text:style-name="P10"/>
      <text:p text:style-name="P10"><text:span text:style-name="Source_20_Text"><text:span text:style-name="T7">CompletableFuture</text:span></text:span><text:span text:style-name="Source_20_Text"><text:span text:style-name="T10">&lt;</text:span></text:span><text:span text:style-name="Source_20_Text"><text:span text:style-name="T7">Double</text:span></text:span><text:span text:style-name="Source_20_Text"><text:span text:style-name="T10">&gt;</text:span></text:span><text:span text:style-name="Source_20_Text"><text:span text:style-name="T7"> </text:span></text:span><text:span text:style-name="Source_20_Text"><text:span text:style-name="T14">getCreditRating</text:span></text:span><text:span text:style-name="Source_20_Text"><text:span text:style-name="T10">(</text:span></text:span><text:span text:style-name="Source_20_Text"><text:span text:style-name="T7">User user</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16"/></text:span></text:span><text:span text:style-name="Source_20_Text"><text:span text:style-name="T12">return</text:span></text:span><text:span text:style-name="Source_20_Text"><text:span text:style-name="T7"> CreditRatingService</text:span></text:span><text:span text:style-name="Source_20_Text"><text:span text:style-name="T10">.</text:span></text:span><text:span text:style-name="Source_20_Text"><text:span text:style-name="T14">getCreditRating</text:span></text:span><text:span text:style-name="Source_20_Text"><text:span text:style-name="T10">(</text:span></text:span><text:span text:style-name="Source_20_Text"><text:span text:style-name="T7">user</text:span></text:span><text:span text:style-name="Source_20_Text"><text:span text:style-name="T10">);</text:span></text:span></text:p>
      <text:p text:style-name="P10"><text:span text:style-name="Source_20_Text"><text:span text:style-name="T13"><text:s text:c="8"/></text:span></text:span><text:span text:style-name="Source_20_Text"><text:span text:style-name="T10">});</text:span></text:span></text:p>
      <text:p text:style-name="P9"><text:span text:style-name="Source_20_Text"><text:span text:style-name="T10">}</text:span></text:span></text:p>
      <text:p text:style-name="P22">Now, Let’s understand what will happen if we use <text:span text:style-name="Source_20_Text"><text:span text:style-name="T6">thenApply()</text:span></text:span> to achieve the desired result -</text:p>
      <text:p text:style-name="P8"><text:span text:style-name="Source_20_Text"><text:span text:style-name="T7">CompletableFuture</text:span></text:span><text:span text:style-name="Source_20_Text"><text:span text:style-name="T10">&lt;</text:span></text:span><text:span text:style-name="Source_20_Text"><text:span text:style-name="T7">CompletableFuture</text:span></text:span><text:span text:style-name="Source_20_Text"><text:span text:style-name="T10">&lt;</text:span></text:span><text:span text:style-name="Source_20_Text"><text:span text:style-name="T7">Double</text:span></text:span><text:span text:style-name="Source_20_Text"><text:span text:style-name="T10">&gt;&gt;</text:span></text:span><text:span text:style-name="Source_20_Text"><text:span text:style-name="T7"> result </text:span></text:span><text:span text:style-name="Source_20_Text"><text:span text:style-name="T11">=</text:span></text:span><text:span text:style-name="Source_20_Text"><text:span text:style-name="T7"> </text:span></text:span><text:span text:style-name="Source_20_Text"><text:span text:style-name="T14">getUserDetail</text:span></text:span><text:span text:style-name="Source_20_Text"><text:span text:style-name="T10">(</text:span></text:span><text:span text:style-name="Source_20_Text"><text:span text:style-name="T7">userId</text:span></text:span><text:span text:style-name="Source_20_Text"><text:span text:style-name="T10">)</text:span></text:span></text:p>
      <text:p text:style-name="P9"><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user </text:span></text:span><text:span text:style-name="Source_20_Text"><text:span text:style-name="T11">-&gt;</text:span></text:span><text:span text:style-name="Source_20_Text"><text:span text:style-name="T7"> </text:span></text:span><text:span text:style-name="Source_20_Text"><text:span text:style-name="T14">getCreditRating</text:span></text:span><text:span text:style-name="Source_20_Text"><text:span text:style-name="T10">(</text:span></text:span><text:span text:style-name="Source_20_Text"><text:span text:style-name="T7">user</text:span></text:span><text:span text:style-name="Source_20_Text"><text:span text:style-name="T10">));</text:span></text:span></text:p>
      <text:p text:style-name="P22"><text:soft-page-break/>In earlier examples, the <text:span text:style-name="Source_20_Text"><text:span text:style-name="T6">Supplier</text:span></text:span> function passed to <text:span text:style-name="Source_20_Text"><text:span text:style-name="T6">thenApply()</text:span></text:span> callback would return a simple value but in this case, it is returning a CompletableFuture. Therefore, the final result in the above case is a nested CompletableFuture.</text:p>
      <text:p text:style-name="P22">If you want the final result to be a top-level Future, use <text:span text:style-name="Source_20_Text"><text:span text:style-name="T6">thenCompose()</text:span></text:span> method instead -</text:p>
      <text:p text:style-name="P8"><text:span text:style-name="Source_20_Text"><text:span text:style-name="T7">CompletableFuture</text:span></text:span><text:span text:style-name="Source_20_Text"><text:span text:style-name="T10">&lt;</text:span></text:span><text:span text:style-name="Source_20_Text"><text:span text:style-name="T7">Double</text:span></text:span><text:span text:style-name="Source_20_Text"><text:span text:style-name="T10">&gt;</text:span></text:span><text:span text:style-name="Source_20_Text"><text:span text:style-name="T7"> result </text:span></text:span><text:span text:style-name="Source_20_Text"><text:span text:style-name="T11">=</text:span></text:span><text:span text:style-name="Source_20_Text"><text:span text:style-name="T7"> </text:span></text:span><text:span text:style-name="Source_20_Text"><text:span text:style-name="T14">getUserDetail</text:span></text:span><text:span text:style-name="Source_20_Text"><text:span text:style-name="T10">(</text:span></text:span><text:span text:style-name="Source_20_Text"><text:span text:style-name="T7">userId</text:span></text:span><text:span text:style-name="Source_20_Text"><text:span text:style-name="T10">)</text:span></text:span></text:p>
      <text:p text:style-name="P9"><text:span text:style-name="Source_20_Text"><text:span text:style-name="T10">.</text:span></text:span><text:span text:style-name="Source_20_Text"><text:span text:style-name="T14">thenCompose</text:span></text:span><text:span text:style-name="Source_20_Text"><text:span text:style-name="T10">(</text:span></text:span><text:span text:style-name="Source_20_Text"><text:span text:style-name="T7">user </text:span></text:span><text:span text:style-name="Source_20_Text"><text:span text:style-name="T11">-&gt;</text:span></text:span><text:span text:style-name="Source_20_Text"><text:span text:style-name="T7"> </text:span></text:span><text:span text:style-name="Source_20_Text"><text:span text:style-name="T14">getCreditRating</text:span></text:span><text:span text:style-name="Source_20_Text"><text:span text:style-name="T10">(</text:span></text:span><text:span text:style-name="Source_20_Text"><text:span text:style-name="T7">user</text:span></text:span><text:span text:style-name="Source_20_Text"><text:span text:style-name="T10">));</text:span></text:span></text:p>
      <text:p text:style-name="P22"><text:span text:style-name="Emphasis">So, Rule of thumb here - If your callback function returns a CompletableFuture, and you want a flattened result from the CompletableFuture chain (which in most cases you would), then use </text:span><text:span text:style-name="Emphasis"><text:span text:style-name="Source_20_Text"><text:span text:style-name="T9">thenCompose()</text:span></text:span></text:span><text:span text:style-name="Emphasis">.</text:span></text:p>
      <text:h text:style-name="P3" text:outline-level="3"><text:bookmark text:name="2-combine-two-independent-futures-using-thencombine--"/>2. Combine two independent futures using thenCombine() -</text:h>
      <text:p text:style-name="P22">While <text:span text:style-name="Source_20_Text"><text:span text:style-name="T6">thenCompose()</text:span></text:span> is used to combine two Futures where one future is dependent on the other, <text:span text:style-name="Source_20_Text"><text:span text:style-name="T6">thenCombine()</text:span></text:span> is used when you want two Futures to run independently and do something after both are complete.</text:p>
      <text:p text:style-name="P8"><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Retrieving weight."</text:span></text:span><text:span text:style-name="Source_20_Text"><text:span text:style-name="T10">);</text:span></text:span></text:p>
      <text:p text:style-name="P10"><text:span text:style-name="Source_20_Text"><text:span text:style-name="T7">CompletableFuture</text:span></text:span><text:span text:style-name="Source_20_Text"><text:span text:style-name="T10">&lt;</text:span></text:span><text:span text:style-name="Source_20_Text"><text:span text:style-name="T7">Double</text:span></text:span><text:span text:style-name="Source_20_Text"><text:span text:style-name="T10">&gt;</text:span></text:span><text:span text:style-name="Source_20_Text"><text:span text:style-name="T7"> weightInKg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7"/></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8">65.0</text:span></text:span><text:span text:style-name="Source_20_Text"><text:span text:style-name="T10">;</text:span></text:span></text:p>
      <text:p text:style-name="P10"><text:span text:style-name="Source_20_Text"><text:span text:style-name="T10">});</text:span></text:span></text:p>
      <text:p text:style-name="P10"/>
      <text:p text:style-name="P10"><text:soft-page-break/><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Retrieving height."</text:span></text:span><text:span text:style-name="Source_20_Text"><text:span text:style-name="T10">);</text:span></text:span></text:p>
      <text:p text:style-name="P10"><text:span text:style-name="Source_20_Text"><text:span text:style-name="T7">CompletableFuture</text:span></text:span><text:span text:style-name="Source_20_Text"><text:span text:style-name="T10">&lt;</text:span></text:span><text:span text:style-name="Source_20_Text"><text:span text:style-name="T7">Double</text:span></text:span><text:span text:style-name="Source_20_Text"><text:span text:style-name="T10">&gt;</text:span></text:span><text:span text:style-name="Source_20_Text"><text:span text:style-name="T7"> heightInCm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7"/></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8">177.8</text:span></text:span><text:span text:style-name="Source_20_Text"><text:span text:style-name="T10">;</text:span></text:span></text:p>
      <text:p text:style-name="P10"><text:span text:style-name="Source_20_Text"><text:span text:style-name="T10">});</text:span></text:span></text:p>
      <text:p text:style-name="P10"/>
      <text:p text:style-name="P10"><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Calculating BMI."</text:span></text:span><text:span text:style-name="Source_20_Text"><text:span text:style-name="T10">);</text:span></text:span></text:p>
      <text:p text:style-name="P10"><text:span text:style-name="Source_20_Text"><text:span text:style-name="T7">CompletableFuture</text:span></text:span><text:span text:style-name="Source_20_Text"><text:span text:style-name="T10">&lt;</text:span></text:span><text:span text:style-name="Source_20_Text"><text:span text:style-name="T7">Double</text:span></text:span><text:span text:style-name="Source_20_Text"><text:span text:style-name="T10">&gt;</text:span></text:span><text:span text:style-name="Source_20_Text"><text:span text:style-name="T7"> combinedFuture </text:span></text:span><text:span text:style-name="Source_20_Text"><text:span text:style-name="T11">=</text:span></text:span><text:span text:style-name="Source_20_Text"><text:span text:style-name="T7"> weightInKgFuture</text:span></text:span></text:p>
      <text:p text:style-name="P10"><text:span text:style-name="Source_20_Text"><text:span text:style-name="T13"><text:s text:c="8"/></text:span></text:span><text:span text:style-name="Source_20_Text"><text:span text:style-name="T10">.</text:span></text:span><text:span text:style-name="Source_20_Text"><text:span text:style-name="T14">thenCombine</text:span></text:span><text:span text:style-name="Source_20_Text"><text:span text:style-name="T10">(</text:span></text:span><text:span text:style-name="Source_20_Text"><text:span text:style-name="T7">heightInCmFuture</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7">weightInKg</text:span></text:span><text:span text:style-name="Source_20_Text"><text:span text:style-name="T10">,</text:span></text:span><text:span text:style-name="Source_20_Text"><text:span text:style-name="T7"> heightInCm</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7">Double heightInMeter </text:span></text:span><text:span text:style-name="Source_20_Text"><text:span text:style-name="T11">=</text:span></text:span><text:span text:style-name="Source_20_Text"><text:span text:style-name="T7"> heightInCm</text:span></text:span><text:span text:style-name="Source_20_Text"><text:span text:style-name="T11">/</text:span></text:span><text:span text:style-name="Source_20_Text"><text:span text:style-name="T18">100</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weightInKg</text:span></text:span><text:span text:style-name="Source_20_Text"><text:span text:style-name="T11">/</text:span></text:span><text:span text:style-name="Source_20_Text"><text:span text:style-name="T10">(</text:span></text:span><text:span text:style-name="Source_20_Text"><text:span text:style-name="T7">heightInMeter</text:span></text:span><text:span text:style-name="Source_20_Text"><text:span text:style-name="T11">*</text:span></text:span><text:span text:style-name="Source_20_Text"><text:span text:style-name="T7">heightInMeter</text:span></text:span><text:span text:style-name="Source_20_Text"><text:span text:style-name="T10">);</text:span></text:span></text:p>
      <text:p text:style-name="P10"><text:span text:style-name="Source_20_Text"><text:span text:style-name="T10">});</text:span></text:span></text:p>
      <text:p text:style-name="P10"/>
      <text:p text:style-name="P9"><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Your BMI is - "</text:span></text:span><text:span text:style-name="Source_20_Text"><text:span text:style-name="T7"> </text:span></text:span><text:span text:style-name="Source_20_Text"><text:span text:style-name="T11">+</text:span></text:span><text:span text:style-name="Source_20_Text"><text:span text:style-name="T7"> combinedFuture</text:span></text:span><text:span text:style-name="Source_20_Text"><text:span text:style-name="T10">.</text:span></text:span><text:span text:style-name="Source_20_Text"><text:span text:style-name="T14">get</text:span></text:span><text:span text:style-name="Source_20_Text"><text:span text:style-name="T10">());</text:span></text:span></text:p>
      <text:p text:style-name="P22">The callback function passed to <text:span text:style-name="Source_20_Text"><text:span text:style-name="T6">thenCombine()</text:span></text:span> will be called when both the Futures are complete.</text:p>
      <text:h text:style-name="P2" text:outline-level="2"><text:bookmark text:name="combining-multiple-completablefutures-together"/>Combining multiple CompletableFutures together</text:h>
      <text:p text:style-name="P22">We used <text:span text:style-name="Source_20_Text"><text:span text:style-name="T6">thenCompose()</text:span></text:span> and <text:span text:style-name="Source_20_Text"><text:span text:style-name="T6">thenCombine()</text:span></text:span> to combine two CompletableFutures together. Now, what if you want to combine an arbitrary number of CompletableFutures? Well, you can use the following methods to combine any number of CompletableFutures -</text:p>
      <text:p text:style-name="P8"><text:span text:style-name="Source_20_Text"><text:span text:style-name="T12">static</text:span></text:span><text:span text:style-name="Source_20_Text"><text:span text:style-name="T7"> CompletableFuture</text:span></text:span><text:span text:style-name="Source_20_Text"><text:span text:style-name="T10">&lt;</text:span></text:span><text:span text:style-name="Source_20_Text"><text:span text:style-name="T7">Void</text:span></text:span><text:span text:style-name="Source_20_Text"><text:span text:style-name="T10">&gt;</text:span></text:span><text:span text:style-name="Source_20_Text"><text:span text:style-name="T7"> <text:s text:c="2"/></text:span></text:span><text:span text:style-name="Source_20_Text"><text:span text:style-name="T14">allOf</text:span></text:span><text:span text:style-name="Source_20_Text"><text:span text:style-name="T10">(</text:span></text:span><text:span text:style-name="Source_20_Text"><text:span text:style-name="T7">CompletableFuture</text:span></text:span><text:span text:style-name="Source_20_Text"><text:span text:style-name="T10">&lt;</text:span></text:span><text:span text:style-name="Source_20_Text"><text:span text:style-name="T11">?</text:span></text:span><text:span text:style-name="Source_20_Text"><text:span text:style-name="T10">&gt;...</text:span></text:span><text:span text:style-name="Source_20_Text"><text:span text:style-name="T7"> cfs</text:span></text:span><text:span text:style-name="Source_20_Text"><text:span text:style-name="T10">)</text:span></text:span></text:p>
      <text:p text:style-name="P9"><text:span text:style-name="Source_20_Text"><text:span text:style-name="T12">static</text:span></text:span><text:span text:style-name="Source_20_Text"><text:span text:style-name="T7"> CompletableFuture</text:span></text:span><text:span text:style-name="Source_20_Text"><text:span text:style-name="T10">&lt;</text:span></text:span><text:span text:style-name="Source_20_Text"><text:span text:style-name="T7">Object</text:span></text:span><text:span text:style-name="Source_20_Text"><text:span text:style-name="T10">&gt;</text:span></text:span><text:span text:style-name="Source_20_Text"><text:span text:style-name="T7"> </text:span></text:span><text:span text:style-name="Source_20_Text"><text:span text:style-name="T14">anyOf</text:span></text:span><text:span text:style-name="Source_20_Text"><text:span text:style-name="T10">(</text:span></text:span><text:span text:style-name="Source_20_Text"><text:span text:style-name="T7">CompletableFuture</text:span></text:span><text:span text:style-name="Source_20_Text"><text:span text:style-name="T10">&lt;</text:span></text:span><text:span text:style-name="Source_20_Text"><text:span text:style-name="T11">?</text:span></text:span><text:span text:style-name="Source_20_Text"><text:span text:style-name="T10">&gt;...</text:span></text:span><text:span text:style-name="Source_20_Text"><text:span text:style-name="T7"> cfs</text:span></text:span><text:span text:style-name="Source_20_Text"><text:span text:style-name="T10">)</text:span></text:span></text:p>
      <text:h text:style-name="P3" text:outline-level="3"><text:bookmark text:name="1-completablefutureallof"/><text:soft-page-break/>1. CompletableFuture.allOf()</text:h>
      <text:p text:style-name="P22"><text:span text:style-name="Source_20_Text"><text:span text:style-name="T6">CompletableFuture.allOf</text:span></text:span> is used in scenarios when you have a List of independent futures that you want to run in parallel and do something after all of them are complete.</text:p>
      <text:p text:style-name="P20">Let’s say that you want to download the contents of 100 different web pages of a website. You can do this operation sequentially but this will take a lot of time. So, you have written a function which takes a web page link, and returns a CompletableFuture, i.e. It downloads the web page’s content asynchronously -</text:p>
      <text:p text:style-name="P8"><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text:span></text:span><text:span text:style-name="Source_20_Text"><text:span text:style-name="T14">downloadWebPage</text:span></text:span><text:span text:style-name="Source_20_Text"><text:span text:style-name="T10">(</text:span></text:span><text:span text:style-name="Source_20_Text"><text:span text:style-name="T7">String pageLink</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16"/></text:span></text:span><text:span text:style-name="Source_20_Text"><text:span text:style-name="T16">// Code to download and return the web page's content</text:span></text:span></text:p>
      <text:p text:style-name="P10"><text:span text:style-name="Source_20_Text"><text:span text:style-name="T13"><text:s text:c="8"/></text:span></text:span><text:span text:style-name="Source_20_Text"><text:span text:style-name="T10">});</text:span></text:span></text:p>
      <text:p text:style-name="P9"><text:span text:style-name="Source_20_Text"><text:span text:style-name="T10">}</text:span></text:span><text:span text:style-name="Source_20_Text"><text:span text:style-name="T7"> </text:span></text:span></text:p>
      <text:p text:style-name="P22">Now, when all the web pages are downloaded, you want to count the number of web pages that contain a keyword - ‘CompletableFuture’. Let’s use <text:span text:style-name="Source_20_Text"><text:span text:style-name="T6">CompletableFuture.allOf()</text:span></text:span> to achieve this -</text:p>
      <text:p text:style-name="P8"><text:span text:style-name="Source_20_Text"><text:span text:style-name="T7">List</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webPageLinks </text:span></text:span><text:span text:style-name="Source_20_Text"><text:span text:style-name="T11">=</text:span></text:span><text:span text:style-name="Source_20_Text"><text:span text:style-name="T7"> Arrays</text:span></text:span><text:span text:style-name="Source_20_Text"><text:span text:style-name="T10">.</text:span></text:span><text:span text:style-name="Source_20_Text"><text:span text:style-name="T14">asList</text:span></text:span><text:span text:style-name="Source_20_Text"><text:span text:style-name="T10">(...)</text:span></text:span><text:span text:style-name="Source_20_Text"><text:span text:style-name="T7"> <text:s/></text:span></text:span><text:span text:style-name="Source_20_Text"><text:span text:style-name="T16">// A list of 100 web page links</text:span></text:span></text:p>
      <text:p text:style-name="P10"/>
      <text:p text:style-name="P14"><text:span text:style-name="Source_20_Text"><text:span text:style-name="T7">// Download contents of all the web pages asynchronously</text:span></text:span></text:p>
      <text:p text:style-name="P10"><text:span text:style-name="Source_20_Text"><text:span text:style-name="T7">List</text:span></text:span><text:span text:style-name="Source_20_Text"><text:span text:style-name="T10">&lt;</text:span></text:span><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gt;</text:span></text:span><text:span text:style-name="Source_20_Text"><text:span text:style-name="T7"> pageContentFutures </text:span></text:span><text:span text:style-name="Source_20_Text"><text:span text:style-name="T11">=</text:span></text:span><text:span text:style-name="Source_20_Text"><text:span text:style-name="T7"> webPageLinks</text:span></text:span><text:span text:style-name="Source_20_Text"><text:span text:style-name="T10">.</text:span></text:span><text:span text:style-name="Source_20_Text"><text:span text:style-name="T14">stream</text:span></text:span><text:span text:style-name="Source_20_Text"><text:span text:style-name="T10">()</text:span></text:span></text:p>
      <text:p text:style-name="P10"><text:span text:style-name="Source_20_Text"><text:span text:style-name="T13"><text:s text:c="8"/></text:span></text:span><text:span text:style-name="Source_20_Text"><text:span text:style-name="T10">.</text:span></text:span><text:span text:style-name="Source_20_Text"><text:span text:style-name="T14">map</text:span></text:span><text:span text:style-name="Source_20_Text"><text:span text:style-name="T10">(</text:span></text:span><text:span text:style-name="Source_20_Text"><text:span text:style-name="T7">webPageLink </text:span></text:span><text:span text:style-name="Source_20_Text"><text:span text:style-name="T11">-&gt;</text:span></text:span><text:span text:style-name="Source_20_Text"><text:span text:style-name="T7"> </text:span></text:span><text:span text:style-name="Source_20_Text"><text:span text:style-name="T14">downloadWebPage</text:span></text:span><text:span text:style-name="Source_20_Text"><text:span text:style-name="T10">(</text:span></text:span><text:span text:style-name="Source_20_Text"><text:span text:style-name="T7">webPageLink</text:span></text:span><text:span text:style-name="Source_20_Text"><text:span text:style-name="T10">))</text:span></text:span></text:p>
      <text:p text:style-name="P10"><text:span text:style-name="Source_20_Text"><text:span text:style-name="T13"><text:s text:c="8"/></text:span></text:span><text:span text:style-name="Source_20_Text"><text:span text:style-name="T10">.</text:span></text:span><text:span text:style-name="Source_20_Text"><text:span text:style-name="T14">collect</text:span></text:span><text:span text:style-name="Source_20_Text"><text:span text:style-name="T10">(</text:span></text:span><text:span text:style-name="Source_20_Text"><text:span text:style-name="T7">Collectors</text:span></text:span><text:span text:style-name="Source_20_Text"><text:span text:style-name="T10">.</text:span></text:span><text:span text:style-name="Source_20_Text"><text:span text:style-name="T14">toList</text:span></text:span><text:span text:style-name="Source_20_Text"><text:span text:style-name="T10">());</text:span></text:span></text:p>
      <text:p text:style-name="P10"/>
      <text:p text:style-name="P10"/>
      <text:p text:style-name="P14"><text:span text:style-name="Source_20_Text"><text:span text:style-name="T7">// Create a combined Future using allOf()</text:span></text:span></text:p>
      <text:p text:style-name="P10"><text:span text:style-name="Source_20_Text"><text:span text:style-name="T7">CompletableFuture</text:span></text:span><text:span text:style-name="Source_20_Text"><text:span text:style-name="T10">&lt;</text:span></text:span><text:span text:style-name="Source_20_Text"><text:span text:style-name="T7">Void</text:span></text:span><text:span text:style-name="Source_20_Text"><text:span text:style-name="T10">&gt;</text:span></text:span><text:span text:style-name="Source_20_Text"><text:span text:style-name="T7"> allFutures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allOf</text:span></text:span><text:span text:style-name="Source_20_Text"><text:span text:style-name="T10">(</text:span></text:span></text:p>
      <text:p text:style-name="P10"><text:span text:style-name="Source_20_Text"><text:span text:style-name="T13"><text:s text:c="8"/></text:span></text:span><text:span text:style-name="Source_20_Text"><text:span text:style-name="T7">pageContentFutures</text:span></text:span><text:span text:style-name="Source_20_Text"><text:span text:style-name="T10">.</text:span></text:span><text:span text:style-name="Source_20_Text"><text:span text:style-name="T14">toArray</text:span></text:span><text:span text:style-name="Source_20_Text"><text:span text:style-name="T10">(</text:span></text:span><text:span text:style-name="Source_20_Text"><text:span text:style-name="T12">new</text:span></text:span><text:span text:style-name="Source_20_Text"><text:span text:style-name="T7"> CompletableFuture</text:span></text:span><text:span text:style-name="Source_20_Text"><text:span text:style-name="T10">[</text:span></text:span><text:span text:style-name="Source_20_Text"><text:span text:style-name="T7">pageContentFutures</text:span></text:span><text:span text:style-name="Source_20_Text"><text:span text:style-name="T10">.</text:span></text:span><text:span text:style-name="Source_20_Text"><text:span text:style-name="T14">size</text:span></text:span><text:span text:style-name="Source_20_Text"><text:span text:style-name="T10">()])</text:span></text:span></text:p>
      <text:p text:style-name="P9"><text:span text:style-name="Source_20_Text"><text:span text:style-name="T10">);</text:span></text:span></text:p>
      <text:p text:style-name="P22"><text:soft-page-break/>The problem with <text:span text:style-name="Source_20_Text"><text:span text:style-name="T6">CompletableFuture.allOf()</text:span></text:span> is that it returns <text:span text:style-name="Source_20_Text"><text:span text:style-name="T6">CompletableFuture&lt;Void&gt;</text:span></text:span>. But we can get the results of all the wrapped CompletableFutures by writing few additional lines of code -</text:p>
      <text:p text:style-name="P13"><text:span text:style-name="Source_20_Text"><text:span text:style-name="T7">// When all the Futures are completed, call `future.join()` to get their results and collect the results in a list -</text:span></text:span></text:p>
      <text:p text:style-name="P10"><text:span text:style-name="Source_20_Text"><text:span text:style-name="T7">CompletableFuture</text:span></text:span><text:span text:style-name="Source_20_Text"><text:span text:style-name="T10">&lt;</text:span></text:span><text:span text:style-name="Source_20_Text"><text:span text:style-name="T7">List</text:span></text:span><text:span text:style-name="Source_20_Text"><text:span text:style-name="T10">&lt;</text:span></text:span><text:span text:style-name="Source_20_Text"><text:span text:style-name="T7">String</text:span></text:span><text:span text:style-name="Source_20_Text"><text:span text:style-name="T10">&gt;&gt;</text:span></text:span><text:span text:style-name="Source_20_Text"><text:span text:style-name="T7"> allPageContentsFuture </text:span></text:span><text:span text:style-name="Source_20_Text"><text:span text:style-name="T11">=</text:span></text:span><text:span text:style-name="Source_20_Text"><text:span text:style-name="T7"> allFutures</text:span></text:span><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v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3"/></text:span></text:span><text:span text:style-name="Source_20_Text"><text:span text:style-name="T12">return</text:span></text:span><text:span text:style-name="Source_20_Text"><text:span text:style-name="T7"> pageContentFutures</text:span></text:span><text:span text:style-name="Source_20_Text"><text:span text:style-name="T10">.</text:span></text:span><text:span text:style-name="Source_20_Text"><text:span text:style-name="T14">stream</text:span></text:span><text:span text:style-name="Source_20_Text"><text:span text:style-name="T10">()</text:span></text:span></text:p>
      <text:p text:style-name="P10"><text:span text:style-name="Source_20_Text"><text:span text:style-name="T13"><text:s text:c="11"/></text:span></text:span><text:span text:style-name="Source_20_Text"><text:span text:style-name="T10">.</text:span></text:span><text:span text:style-name="Source_20_Text"><text:span text:style-name="T14">map</text:span></text:span><text:span text:style-name="Source_20_Text"><text:span text:style-name="T10">(</text:span></text:span><text:span text:style-name="Source_20_Text"><text:span text:style-name="T7">pageContentFuture </text:span></text:span><text:span text:style-name="Source_20_Text"><text:span text:style-name="T11">-&gt;</text:span></text:span><text:span text:style-name="Source_20_Text"><text:span text:style-name="T7"> pageContentFuture</text:span></text:span><text:span text:style-name="Source_20_Text"><text:span text:style-name="T10">.</text:span></text:span><text:span text:style-name="Source_20_Text"><text:span text:style-name="T14">join</text:span></text:span><text:span text:style-name="Source_20_Text"><text:span text:style-name="T10">())</text:span></text:span></text:p>
      <text:p text:style-name="P10"><text:span text:style-name="Source_20_Text"><text:span text:style-name="T13"><text:s text:c="11"/></text:span></text:span><text:span text:style-name="Source_20_Text"><text:span text:style-name="T10">.</text:span></text:span><text:span text:style-name="Source_20_Text"><text:span text:style-name="T14">collect</text:span></text:span><text:span text:style-name="Source_20_Text"><text:span text:style-name="T10">(</text:span></text:span><text:span text:style-name="Source_20_Text"><text:span text:style-name="T7">Collectors</text:span></text:span><text:span text:style-name="Source_20_Text"><text:span text:style-name="T10">.</text:span></text:span><text:span text:style-name="Source_20_Text"><text:span text:style-name="T14">toList</text:span></text:span><text:span text:style-name="Source_20_Text"><text:span text:style-name="T10">());</text:span></text:span></text:p>
      <text:p text:style-name="P9"><text:span text:style-name="Source_20_Text"><text:span text:style-name="T10">});</text:span></text:span></text:p>
      <text:p text:style-name="P22">Take a moment to understand the above code snippet. Since we’re calling <text:span text:style-name="Source_20_Text"><text:span text:style-name="T6">future.join()</text:span></text:span> when all the futures are complete, we’re not blocking anywhere :-)</text:p>
      <text:p text:style-name="P22">The <text:span text:style-name="Source_20_Text"><text:span text:style-name="T6">join()</text:span></text:span> method is similar to <text:span text:style-name="Source_20_Text"><text:span text:style-name="T6">get()</text:span></text:span>. The only difference is that it throws an unchecked exception if the underlying CompletableFuture completes exceptionally.</text:p>
      <text:p text:style-name="P20">Let’s now count the number of web pages that contain our keyword -</text:p>
      <text:p text:style-name="P13"><text:span text:style-name="Source_20_Text"><text:span text:style-name="T7">// Count the number of web pages having the "CompletableFuture" keyword.</text:span></text:span></text:p>
      <text:p text:style-name="P10"><text:span text:style-name="Source_20_Text"><text:span text:style-name="T7">CompletableFuture</text:span></text:span><text:span text:style-name="Source_20_Text"><text:span text:style-name="T10">&lt;</text:span></text:span><text:span text:style-name="Source_20_Text"><text:span text:style-name="T7">Long</text:span></text:span><text:span text:style-name="Source_20_Text"><text:span text:style-name="T10">&gt;</text:span></text:span><text:span text:style-name="Source_20_Text"><text:span text:style-name="T7"> countFuture </text:span></text:span><text:span text:style-name="Source_20_Text"><text:span text:style-name="T11">=</text:span></text:span><text:span text:style-name="Source_20_Text"><text:span text:style-name="T7"> allPageContentsFuture</text:span></text:span><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pageContents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pageContents</text:span></text:span><text:span text:style-name="Source_20_Text"><text:span text:style-name="T10">.</text:span></text:span><text:span text:style-name="Source_20_Text"><text:span text:style-name="T14">stream</text:span></text:span><text:span text:style-name="Source_20_Text"><text:span text:style-name="T10">()</text:span></text:span></text:p>
      <text:p text:style-name="P10"><text:span text:style-name="Source_20_Text"><text:span text:style-name="T13"><text:s text:c="12"/></text:span></text:span><text:span text:style-name="Source_20_Text"><text:span text:style-name="T10">.</text:span></text:span><text:span text:style-name="Source_20_Text"><text:span text:style-name="T14">filter</text:span></text:span><text:span text:style-name="Source_20_Text"><text:span text:style-name="T10">(</text:span></text:span><text:span text:style-name="Source_20_Text"><text:span text:style-name="T7">pageContent </text:span></text:span><text:span text:style-name="Source_20_Text"><text:span text:style-name="T11">-&gt;</text:span></text:span><text:span text:style-name="Source_20_Text"><text:span text:style-name="T7"> pageContent</text:span></text:span><text:span text:style-name="Source_20_Text"><text:span text:style-name="T10">.</text:span></text:span><text:span text:style-name="Source_20_Text"><text:span text:style-name="T14">contains</text:span></text:span><text:span text:style-name="Source_20_Text"><text:span text:style-name="T10">(</text:span></text:span><text:span text:style-name="Source_20_Text"><text:span text:style-name="T15">"CompletableFuture"</text:span></text:span><text:span text:style-name="Source_20_Text"><text:span text:style-name="T10">))</text:span></text:span></text:p>
      <text:p text:style-name="P10"><text:span text:style-name="Source_20_Text"><text:span text:style-name="T13"><text:s text:c="12"/></text:span></text:span><text:span text:style-name="Source_20_Text"><text:span text:style-name="T10">.</text:span></text:span><text:span text:style-name="Source_20_Text"><text:span text:style-name="T14">count</text:span></text:span><text:span text:style-name="Source_20_Text"><text:span text:style-name="T10">();</text:span></text:span></text:p>
      <text:p text:style-name="P10"><text:span text:style-name="Source_20_Text"><text:span text:style-name="T10">});</text:span></text:span></text:p>
      <text:p text:style-name="P10"/>
      <text:p text:style-name="P10"><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Number of Web Pages having CompletableFuture keyword - "</text:span></text:span><text:span text:style-name="Source_20_Text"><text:span text:style-name="T7"> </text:span></text:span><text:span text:style-name="Source_20_Text"><text:span text:style-name="T11">+</text:span></text:span><text:span text:style-name="Source_20_Text"><text:span text:style-name="T7"> </text:span></text:span></text:p>
      <text:p text:style-name="P9"><text:span text:style-name="Source_20_Text"><text:span text:style-name="T13"><text:s text:c="8"/></text:span></text:span><text:span text:style-name="Source_20_Text"><text:span text:style-name="T7">countFuture</text:span></text:span><text:span text:style-name="Source_20_Text"><text:span text:style-name="T10">.</text:span></text:span><text:span text:style-name="Source_20_Text"><text:span text:style-name="T14">get</text:span></text:span><text:span text:style-name="Source_20_Text"><text:span text:style-name="T10">());</text:span></text:span></text:p>
      <text:h text:style-name="P3" text:outline-level="3"><text:bookmark text:name="2-completablefutureanyof"/><text:soft-page-break/>2. CompletableFuture.anyOf()</text:h>
      <text:p text:style-name="P22"><text:span text:style-name="Source_20_Text"><text:span text:style-name="T6">CompletableFuture.anyOf()</text:span></text:span> as the name suggests, returns a new CompletableFuture which is completed when any of the given CompletableFutures complete, with the same result.</text:p>
      <text:p text:style-name="P20">Consider the following example -</text:p>
      <text:p text:style-name="P8"><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future1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2</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7"/></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Result of Future 1"</text:span></text:span><text:span text:style-name="Source_20_Text"><text:span text:style-name="T10">;</text:span></text:span></text:p>
      <text:p text:style-name="P10"><text:span text:style-name="Source_20_Text"><text:span text:style-name="T10">});</text:span></text:span></text:p>
      <text:p text:style-name="P10"/>
      <text:p text:style-name="P10"><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future2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1</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7"/></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Result of Future 2"</text:span></text:span><text:span text:style-name="Source_20_Text"><text:span text:style-name="T10">;</text:span></text:span></text:p>
      <text:p text:style-name="P10"><text:span text:style-name="Source_20_Text"><text:span text:style-name="T10">});</text:span></text:span></text:p>
      <text:p text:style-name="P10"/>
      <text:p text:style-name="P10"><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future3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try</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TimeUnit</text:span></text:span><text:span text:style-name="Source_20_Text"><text:span text:style-name="T10">.</text:span></text:span><text:span text:style-name="Source_20_Text"><text:span text:style-name="T7">SECONDS</text:span></text:span><text:span text:style-name="Source_20_Text"><text:span text:style-name="T10">.</text:span></text:span><text:span text:style-name="Source_20_Text"><text:span text:style-name="T14">sleep</text:span></text:span><text:span text:style-name="Source_20_Text"><text:span text:style-name="T10">(</text:span></text:span><text:span text:style-name="Source_20_Text"><text:span text:style-name="T18">3</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catch</text:span></text:span><text:span text:style-name="Source_20_Text"><text:span text:style-name="T7"> </text:span></text:span><text:span text:style-name="Source_20_Text"><text:span text:style-name="T10">(</text:span></text:span><text:span text:style-name="Source_20_Text"><text:span text:style-name="T7">InterruptedException 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7"/></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StateException</text:span></text:span><text:span text:style-name="Source_20_Text"><text:span text:style-name="T10">(</text:span></text:span><text:span text:style-name="Source_20_Text"><text:span text:style-name="T7">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Result of Future 3"</text:span></text:span><text:span text:style-name="Source_20_Text"><text:span text:style-name="T10">;</text:span></text:span></text:p>
      <text:p text:style-name="P10"><text:span text:style-name="Source_20_Text"><text:span text:style-name="T10">});</text:span></text:span></text:p>
      <text:p text:style-name="P10"/>
      <text:p text:style-name="P10"><text:span text:style-name="Source_20_Text"><text:span text:style-name="T7">CompletableFuture</text:span></text:span><text:span text:style-name="Source_20_Text"><text:span text:style-name="T10">&lt;</text:span></text:span><text:span text:style-name="Source_20_Text"><text:span text:style-name="T7">Object</text:span></text:span><text:span text:style-name="Source_20_Text"><text:span text:style-name="T10">&gt;</text:span></text:span><text:span text:style-name="Source_20_Text"><text:span text:style-name="T7"> anyOf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anyOf</text:span></text:span><text:span text:style-name="Source_20_Text"><text:span text:style-name="T10">(</text:span></text:span><text:span text:style-name="Source_20_Text"><text:span text:style-name="T7">future1</text:span></text:span><text:span text:style-name="Source_20_Text"><text:span text:style-name="T10">,</text:span></text:span><text:span text:style-name="Source_20_Text"><text:span text:style-name="T7"> </text:span></text:span><text:soft-page-break/><text:span text:style-name="Source_20_Text"><text:span text:style-name="T7">future2</text:span></text:span><text:span text:style-name="Source_20_Text"><text:span text:style-name="T10">,</text:span></text:span><text:span text:style-name="Source_20_Text"><text:span text:style-name="T7"> future3</text:span></text:span><text:span text:style-name="Source_20_Text"><text:span text:style-name="T10">);</text:span></text:span></text:p>
      <text:p text:style-name="P10"/>
      <text:p text:style-name="P9"><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7">anyOfFuture</text:span></text:span><text:span text:style-name="Source_20_Text"><text:span text:style-name="T10">.</text:span></text:span><text:span text:style-name="Source_20_Text"><text:span text:style-name="T14">get</text:span></text:span><text:span text:style-name="Source_20_Text"><text:span text:style-name="T10">());</text:span></text:span><text:span text:style-name="Source_20_Text"><text:span text:style-name="T7"> </text:span></text:span><text:span text:style-name="Source_20_Text"><text:span text:style-name="T16">// Result of Future 2</text:span></text:span></text:p>
      <text:p text:style-name="P22">In the above example, the <text:span text:style-name="Source_20_Text"><text:span text:style-name="T6">anyOfFuture</text:span></text:span> is completed when any of the three CompletableFutures complete. Since <text:span text:style-name="Source_20_Text"><text:span text:style-name="T6">future2</text:span></text:span> has the least amount of sleep time, it will complete first, and the final result will be - Result of Future 2.</text:p>
      <text:p text:style-name="P22"><text:span text:style-name="Source_20_Text"><text:span text:style-name="T6">CompletableFuture.anyOf()</text:span></text:span> takes a varargs of Futures and returns <text:span text:style-name="Source_20_Text"><text:span text:style-name="T6">CompletableFuture&lt;Object&gt;</text:span></text:span>. The problem with <text:span text:style-name="Source_20_Text"><text:span text:style-name="T6">CompletableFuture.anyOf()</text:span></text:span> is that if you have CompletableFutures that return results of different types, then you won’t know the type of your final CompletableFuture.</text:p>
      <text:h text:style-name="P2" text:outline-level="2"><text:bookmark text:name="completablefuture-exception-handling"/>CompletableFuture Exception Handling</text:h>
      <text:p text:style-name="P20">We explored How to create CompletableFuture, transform them, and combine multiple CompletableFutures. Now let’s understand what to do when anything goes wrong.</text:p>
      <text:p text:style-name="P20">Let’s first understand how errors are propagated in a callback chain. Consider the following CompletableFuture callback chain -</text:p>
      <text:p text:style-name="P8"><text:span text:style-name="Source_20_Text"><text:span text:style-name="T7">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6">// Code which might throw an exception</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Some result"</text:span></text:span><text:span text:style-name="Source_20_Text"><text:span text:style-name="T10">;</text:span></text:span></text:p>
      <text:p text:style-name="P10"><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result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processed result"</text:span></text:span><text:span text:style-name="Source_20_Text"><text:span text:style-name="T10">;</text:span></text:span></text:p>
      <text:p text:style-name="P10"><text:span text:style-name="Source_20_Text"><text:span text:style-name="T10">}).</text:span></text:span><text:span text:style-name="Source_20_Text"><text:span text:style-name="T14">thenApply</text:span></text:span><text:span text:style-name="Source_20_Text"><text:span text:style-name="T10">(</text:span></text:span><text:span text:style-name="Source_20_Text"><text:span text:style-name="T7">result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result after further processing"</text:span></text:span><text:span text:style-name="Source_20_Text"><text:span text:style-name="T10">;</text:span></text:span></text:p>
      <text:p text:style-name="P10"><text:span text:style-name="Source_20_Text"><text:span text:style-name="T10">}).</text:span></text:span><text:span text:style-name="Source_20_Text"><text:span text:style-name="T14">thenAccept</text:span></text:span><text:span text:style-name="Source_20_Text"><text:span text:style-name="T10">(</text:span></text:span><text:span text:style-name="Source_20_Text"><text:span text:style-name="T7">result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6">// do something with the final result</text:span></text:span></text:p>
      <text:p text:style-name="P9"><text:span text:style-name="Source_20_Text"><text:span text:style-name="T10">});</text:span></text:span></text:p>
      <text:p text:style-name="P22"><text:soft-page-break/>If an error occurs in the original <text:span text:style-name="Source_20_Text"><text:span text:style-name="T6">supplyAsync()</text:span></text:span> task, then none of the <text:span text:style-name="Source_20_Text"><text:span text:style-name="T6">thenApply()</text:span></text:span> callbacks will be called and future will be resolved with the exception occurred. If an error occurs in first <text:span text:style-name="Source_20_Text"><text:span text:style-name="T6">thenApply()</text:span></text:span> callback then 2nd and 3rd callbacks won’t be called and the future will be resolved with the exception occurred, and so on.</text:p>
      <text:h text:style-name="P3" text:outline-level="3"><text:bookmark text:name="1-handle-exceptions-using-exceptionally-callback"/>1. Handle exceptions using exceptionally() callback</text:h>
      <text:p text:style-name="P22">The <text:span text:style-name="Source_20_Text"><text:span text:style-name="T6">exceptionally()</text:span></text:span> callback gives you a chance to recover from errors generated from the original Future. You can log the exception here and return a default value.</text:p>
      <text:p text:style-name="P8"><text:span text:style-name="Source_20_Text"><text:span text:style-name="T7">Integer age </text:span></text:span><text:span text:style-name="Source_20_Text"><text:span text:style-name="T11">=</text:span></text:span><text:span text:style-name="Source_20_Text"><text:span text:style-name="T7"> </text:span></text:span><text:span text:style-name="Source_20_Text"><text:span text:style-name="T11">-</text:span></text:span><text:span text:style-name="Source_20_Text"><text:span text:style-name="T18">1</text:span></text:span><text:span text:style-name="Source_20_Text"><text:span text:style-name="T10">;</text:span></text:span></text:p>
      <text:p text:style-name="P10"/>
      <text:p text:style-name="P10"><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maturity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if</text:span></text:span><text:span text:style-name="Source_20_Text"><text:span text:style-name="T10">(</text:span></text:span><text:span text:style-name="Source_20_Text"><text:span text:style-name="T7">age </text:span></text:span><text:span text:style-name="Source_20_Text"><text:span text:style-name="T11">&lt;</text:span></text:span><text:span text:style-name="Source_20_Text"><text:span text:style-name="T7"> </text:span></text:span><text:span text:style-name="Source_20_Text"><text:span text:style-name="T18">0</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ArgumentException</text:span></text:span><text:span text:style-name="Source_20_Text"><text:span text:style-name="T10">(</text:span></text:span><text:span text:style-name="Source_20_Text"><text:span text:style-name="T15">"Age can not be negativ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if</text:span></text:span><text:span text:style-name="Source_20_Text"><text:span text:style-name="T10">(</text:span></text:span><text:span text:style-name="Source_20_Text"><text:span text:style-name="T7">age </text:span></text:span><text:span text:style-name="Source_20_Text"><text:span text:style-name="T11">&gt;</text:span></text:span><text:span text:style-name="Source_20_Text"><text:span text:style-name="T7"> </text:span></text:span><text:span text:style-name="Source_20_Text"><text:span text:style-name="T18">18</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Adult"</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else</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Child"</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0">}).</text:span></text:span><text:span text:style-name="Source_20_Text"><text:span text:style-name="T14">exceptionally</text:span></text:span><text:span text:style-name="Source_20_Text"><text:span text:style-name="T10">(</text:span></text:span><text:span text:style-name="Source_20_Text"><text:span text:style-name="T7">ex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Oops! We have an exception - "</text:span></text:span><text:span text:style-name="Source_20_Text"><text:span text:style-name="T7"> </text:span></text:span><text:span text:style-name="Source_20_Text"><text:span text:style-name="T11">+</text:span></text:span><text:span text:style-name="Source_20_Text"><text:span text:style-name="T7"> ex</text:span></text:span><text:span text:style-name="Source_20_Text"><text:span text:style-name="T10">.</text:span></text:span><text:span text:style-name="Source_20_Text"><text:span text:style-name="T14">getMessage</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text:span></text:span><text:span text:style-name="Source_20_Text"><text:span text:style-name="T15">"Unknown!"</text:span></text:span><text:span text:style-name="Source_20_Text"><text:span text:style-name="T10">;</text:span></text:span></text:p>
      <text:p text:style-name="P10"><text:span text:style-name="Source_20_Text"><text:span text:style-name="T10">});</text:span></text:span></text:p>
      <text:p text:style-name="P10"/>
      <text:p text:style-name="P9"><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Maturity : "</text:span></text:span><text:span text:style-name="Source_20_Text"><text:span text:style-name="T7"> </text:span></text:span><text:span text:style-name="Source_20_Text"><text:span text:style-name="T11">+</text:span></text:span><text:span text:style-name="Source_20_Text"><text:span text:style-name="T7"> maturityFuture</text:span></text:span><text:span text:style-name="Source_20_Text"><text:span text:style-name="T10">.</text:span></text:span><text:span text:style-name="Source_20_Text"><text:span text:style-name="T14">get</text:span></text:span><text:span text:style-name="Source_20_Text"><text:span text:style-name="T10">());</text:span></text:span><text:span text:style-name="Source_20_Text"><text:span text:style-name="T7"> </text:span></text:span></text:p>
      <text:p text:style-name="P20">Note that, the error will not be propagated further in the callback chain if you handle it once.</text:p>
      <text:h text:style-name="P3" text:outline-level="3"><text:bookmark text:name="2-handle-exceptions-using-the-generic-handle-method"/>2. Handle exceptions using the generic handle() method</text:h>
      <text:p text:style-name="P22">The API also provides a more generic method - <text:span text:style-name="Source_20_Text"><text:span text:style-name="T6">handle()</text:span></text:span> to recover from exceptions. It is called whether or not an exception occurs.</text:p>
      <text:p text:style-name="P8"><text:soft-page-break/><text:span text:style-name="Source_20_Text"><text:span text:style-name="T7">Integer age </text:span></text:span><text:span text:style-name="Source_20_Text"><text:span text:style-name="T11">=</text:span></text:span><text:span text:style-name="Source_20_Text"><text:span text:style-name="T7"> </text:span></text:span><text:span text:style-name="Source_20_Text"><text:span text:style-name="T11">-</text:span></text:span><text:span text:style-name="Source_20_Text"><text:span text:style-name="T18">1</text:span></text:span><text:span text:style-name="Source_20_Text"><text:span text:style-name="T10">;</text:span></text:span></text:p>
      <text:p text:style-name="P10"/>
      <text:p text:style-name="P10"><text:span text:style-name="Source_20_Text"><text:span text:style-name="T7">CompletableFuture</text:span></text:span><text:span text:style-name="Source_20_Text"><text:span text:style-name="T10">&lt;</text:span></text:span><text:span text:style-name="Source_20_Text"><text:span text:style-name="T7">String</text:span></text:span><text:span text:style-name="Source_20_Text"><text:span text:style-name="T10">&gt;</text:span></text:span><text:span text:style-name="Source_20_Text"><text:span text:style-name="T7"> maturityFuture </text:span></text:span><text:span text:style-name="Source_20_Text"><text:span text:style-name="T11">=</text:span></text:span><text:span text:style-name="Source_20_Text"><text:span text:style-name="T7"> CompletableFuture</text:span></text:span><text:span text:style-name="Source_20_Text"><text:span text:style-name="T10">.</text:span></text:span><text:span text:style-name="Source_20_Text"><text:span text:style-name="T14">supplyAsync</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if</text:span></text:span><text:span text:style-name="Source_20_Text"><text:span text:style-name="T10">(</text:span></text:span><text:span text:style-name="Source_20_Text"><text:span text:style-name="T7">age </text:span></text:span><text:span text:style-name="Source_20_Text"><text:span text:style-name="T11">&lt;</text:span></text:span><text:span text:style-name="Source_20_Text"><text:span text:style-name="T7"> </text:span></text:span><text:span text:style-name="Source_20_Text"><text:span text:style-name="T18">0</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throw</text:span></text:span><text:span text:style-name="Source_20_Text"><text:span text:style-name="T7"> </text:span></text:span><text:span text:style-name="Source_20_Text"><text:span text:style-name="T12">new</text:span></text:span><text:span text:style-name="Source_20_Text"><text:span text:style-name="T7"> IllegalArgumentException</text:span></text:span><text:span text:style-name="Source_20_Text"><text:span text:style-name="T10">(</text:span></text:span><text:span text:style-name="Source_20_Text"><text:span text:style-name="T15">"Age can not be negative"</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if</text:span></text:span><text:span text:style-name="Source_20_Text"><text:span text:style-name="T10">(</text:span></text:span><text:span text:style-name="Source_20_Text"><text:span text:style-name="T7">age </text:span></text:span><text:span text:style-name="Source_20_Text"><text:span text:style-name="T11">&gt;</text:span></text:span><text:span text:style-name="Source_20_Text"><text:span text:style-name="T7"> </text:span></text:span><text:span text:style-name="Source_20_Text"><text:span text:style-name="T18">18</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Adult"</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span text:style-name="Source_20_Text"><text:span text:style-name="T7"> </text:span></text:span><text:span text:style-name="Source_20_Text"><text:span text:style-name="T12">else</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Child"</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0">}).</text:span></text:span><text:span text:style-name="Source_20_Text"><text:span text:style-name="T14">handle</text:span></text:span><text:span text:style-name="Source_20_Text"><text:span text:style-name="T10">((</text:span></text:span><text:span text:style-name="Source_20_Text"><text:span text:style-name="T7">res</text:span></text:span><text:span text:style-name="Source_20_Text"><text:span text:style-name="T10">,</text:span></text:span><text:span text:style-name="Source_20_Text"><text:span text:style-name="T7"> ex</text:span></text:span><text:span text:style-name="Source_20_Text"><text:span text:style-name="T10">)</text:span></text:span><text:span text:style-name="Source_20_Text"><text:span text:style-name="T7"> </text:span></text:span><text:span text:style-name="Source_20_Text"><text:span text:style-name="T11">-&gt;</text:span></text:span><text:span text:style-name="Source_20_Text"><text:span text:style-name="T7"> </text:span></text:span><text:span text:style-name="Source_20_Text"><text:span text:style-name="T10">{</text:span></text:span></text:p>
      <text:p text:style-name="P10"><text:span text:style-name="Source_20_Text"><text:span text:style-name="T13"><text:s text:c="4"/></text:span></text:span><text:span text:style-name="Source_20_Text"><text:span text:style-name="T12">if</text:span></text:span><text:span text:style-name="Source_20_Text"><text:span text:style-name="T10">(</text:span></text:span><text:span text:style-name="Source_20_Text"><text:span text:style-name="T7">ex </text:span></text:span><text:span text:style-name="Source_20_Text"><text:span text:style-name="T11">!=</text:span></text:span><text:span text:style-name="Source_20_Text"><text:span text:style-name="T7"> </text:span></text:span><text:span text:style-name="Source_20_Text"><text:span text:style-name="T12">null</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13"><text:s text:c="8"/></text:span></text:span><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Oops! We have an exception - "</text:span></text:span><text:span text:style-name="Source_20_Text"><text:span text:style-name="T7"> </text:span></text:span><text:span text:style-name="Source_20_Text"><text:span text:style-name="T11">+</text:span></text:span><text:span text:style-name="Source_20_Text"><text:span text:style-name="T7"> ex</text:span></text:span><text:span text:style-name="Source_20_Text"><text:span text:style-name="T10">.</text:span></text:span><text:span text:style-name="Source_20_Text"><text:span text:style-name="T14">getMessage</text:span></text:span><text:span text:style-name="Source_20_Text"><text:span text:style-name="T10">());</text:span></text:span></text:p>
      <text:p text:style-name="P10"><text:span text:style-name="Source_20_Text"><text:span text:style-name="T13"><text:s text:c="8"/></text:span></text:span><text:span text:style-name="Source_20_Text"><text:span text:style-name="T12">return</text:span></text:span><text:span text:style-name="Source_20_Text"><text:span text:style-name="T7"> </text:span></text:span><text:span text:style-name="Source_20_Text"><text:span text:style-name="T15">"Unknown!"</text:span></text:span><text:span text:style-name="Source_20_Text"><text:span text:style-name="T10">;</text:span></text:span></text:p>
      <text:p text:style-name="P10"><text:span text:style-name="Source_20_Text"><text:span text:style-name="T13"><text:s text:c="4"/></text:span></text:span><text:span text:style-name="Source_20_Text"><text:span text:style-name="T10">}</text:span></text:span></text:p>
      <text:p text:style-name="P10"><text:span text:style-name="Source_20_Text"><text:span text:style-name="T13"><text:s text:c="4"/></text:span></text:span><text:span text:style-name="Source_20_Text"><text:span text:style-name="T12">return</text:span></text:span><text:span text:style-name="Source_20_Text"><text:span text:style-name="T7"> res</text:span></text:span><text:span text:style-name="Source_20_Text"><text:span text:style-name="T10">;</text:span></text:span></text:p>
      <text:p text:style-name="P10"><text:span text:style-name="Source_20_Text"><text:span text:style-name="T10">});</text:span></text:span></text:p>
      <text:p text:style-name="P10"/>
      <text:p text:style-name="P9"><text:span text:style-name="Source_20_Text"><text:span text:style-name="T7">System</text:span></text:span><text:span text:style-name="Source_20_Text"><text:span text:style-name="T10">.</text:span></text:span><text:span text:style-name="Source_20_Text"><text:span text:style-name="T7">out</text:span></text:span><text:span text:style-name="Source_20_Text"><text:span text:style-name="T10">.</text:span></text:span><text:span text:style-name="Source_20_Text"><text:span text:style-name="T14">println</text:span></text:span><text:span text:style-name="Source_20_Text"><text:span text:style-name="T10">(</text:span></text:span><text:span text:style-name="Source_20_Text"><text:span text:style-name="T15">"Maturity : "</text:span></text:span><text:span text:style-name="Source_20_Text"><text:span text:style-name="T7"> </text:span></text:span><text:span text:style-name="Source_20_Text"><text:span text:style-name="T11">+</text:span></text:span><text:span text:style-name="Source_20_Text"><text:span text:style-name="T7"> maturityFuture</text:span></text:span><text:span text:style-name="Source_20_Text"><text:span text:style-name="T10">.</text:span></text:span><text:span text:style-name="Source_20_Text"><text:span text:style-name="T14">get</text:span></text:span><text:span text:style-name="Source_20_Text"><text:span text:style-name="T10">());</text:span></text:span></text:p>
      <text:p text:style-name="P22">If an exception occurs, then the <text:span text:style-name="Source_20_Text"><text:span text:style-name="T6">res</text:span></text:span> argument will be null, otherwise, the <text:span text:style-name="Source_20_Text"><text:span text:style-name="T6">ex</text:span></text:span> argument will be null.</text:p>
      <text:h text:style-name="P2" text:outline-level="2"><text:bookmark text:name="conclusion"/>Conclusion</text:h>
      <text:p text:style-name="P20"><text:span text:style-name="Strong_20_Emphasis"><text:span text:style-name="T5">Congratulations folks!</text:span></text:span> In this tutorial, we explored the most useful and important concepts of CompletableFuture API.</text:p>
      <text:p text:style-name="P20">Thank you for reading. I hope this blog post was helpful to you. Let me know your views, questions, comments in the comment section below.</text:p>
      <text:section text:style-name="Sect1" text:name="Section2">
        <text:p text:style-name="P25"><text:bookmark text:name="ad-slot1"/><text:bookmark text:name="aswift_3_expand"/><text:span text:style-name="ins"><text:span text:style-name="T3"><text:line-break/></text:span></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1T13:59:06.746000000</dc:date>
    <meta:editing-duration>PT1M3S</meta:editing-duration>
    <meta:editing-cycles>1</meta:editing-cycles>
    <meta:document-statistic meta:table-count="0" meta:image-count="0" meta:object-count="0" meta:page-count="20" meta:paragraph-count="387" meta:word-count="3178" meta:character-count="23554" meta:non-whitespace-character-count="19818"/>
    <meta:generator>LibreOffice/7.2.0.4$Windows_X86_64 LibreOffice_project/9a9c6381e3f7a62afc1329bd359cc48accb6435b</meta:generator>
  </office:meta>
</office:document-meta>
</file>